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_EJ280_WLSabsorptionLength_350-480nm" table:style-name="ta1">
        <table:shapes>
          <draw:frame draw:z-index="0" draw:style-name="gr1" draw:text-style-name="P1" svg:width="6.2988in" svg:height="3.5429in" svg:x="2.1689in" svg:y="42.8839in">
            <draw:object draw:notify-on-update-of-ranges="'5_EJ280_WLSabsorptionLength_350-480nm'.A1:'5_EJ280_WLSabsorptionLength_350-480nm'.A265 '5_EJ280_WLSabsorptionLength_350-480nm'.B1:'5_EJ280_WLSabsorptionLength_350-480nm'.B2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.6016427" calcext:value-type="float">
            <text:p>350.6016427</text:p>
          </table:table-cell>
          <table:table-cell office:value-type="float" office:value="0.006637749767" calcext:value-type="float">
            <text:p>0.006637749767</text:p>
          </table:table-cell>
        </table:table-row>
        <table:table-row table:style-name="ro1">
          <table:table-cell office:value-type="float" office:value="351.2587269" calcext:value-type="float">
            <text:p>351.2587269</text:p>
          </table:table-cell>
          <table:table-cell office:value-type="float" office:value="0.006574630059" calcext:value-type="float">
            <text:p>0.006574630059</text:p>
          </table:table-cell>
        </table:table-row>
        <table:table-row table:style-name="ro1">
          <table:table-cell office:value-type="float" office:value="351.6529774" calcext:value-type="float">
            <text:p>351.6529774</text:p>
          </table:table-cell>
          <table:table-cell office:value-type="float" office:value="0.006388245357" calcext:value-type="float">
            <text:p>0.006388245357</text:p>
          </table:table-cell>
        </table:table-row>
        <table:table-row table:style-name="ro1">
          <table:table-cell office:value-type="float" office:value="352.0472279" calcext:value-type="float">
            <text:p>352.0472279</text:p>
          </table:table-cell>
          <table:table-cell office:value-type="float" office:value="0.006089175924" calcext:value-type="float">
            <text:p>0.006089175924</text:p>
          </table:table-cell>
        </table:table-row>
        <table:table-row table:style-name="ro1">
          <table:table-cell office:value-type="float" office:value="352.7043121" calcext:value-type="float">
            <text:p>352.7043121</text:p>
          </table:table-cell>
          <table:table-cell office:value-type="float" office:value="0.00597368475" calcext:value-type="float">
            <text:p>0.00597368475</text:p>
          </table:table-cell>
        </table:table-row>
        <table:table-row table:style-name="ro1">
          <table:table-cell office:value-type="float" office:value="353.3613963" calcext:value-type="float">
            <text:p>353.3613963</text:p>
          </table:table-cell>
          <table:table-cell office:value-type="float" office:value="0.005916879772" calcext:value-type="float">
            <text:p>0.005916879772</text:p>
          </table:table-cell>
        </table:table-row>
        <table:table-row table:style-name="ro1">
          <table:table-cell office:value-type="float" office:value="353.8870637" calcext:value-type="float">
            <text:p>353.8870637</text:p>
          </table:table-cell>
          <table:table-cell office:value-type="float" office:value="0.005860568781" calcext:value-type="float">
            <text:p>0.005860568781</text:p>
          </table:table-cell>
        </table:table-row>
        <table:table-row table:style-name="ro1">
          <table:table-cell office:value-type="float" office:value="354.412731" calcext:value-type="float">
            <text:p>354.412731</text:p>
          </table:table-cell>
          <table:table-cell office:value-type="float" office:value="0.005974296739" calcext:value-type="float">
            <text:p>0.005974296739</text:p>
          </table:table-cell>
        </table:table-row>
        <table:table-row table:style-name="ro1">
          <table:table-cell office:value-type="float" office:value="354.8069815" calcext:value-type="float">
            <text:p>354.8069815</text:p>
          </table:table-cell>
          <table:table-cell office:value-type="float" office:value="0.005974437976" calcext:value-type="float">
            <text:p>0.005974437976</text:p>
          </table:table-cell>
        </table:table-row>
        <table:table-row table:style-name="ro1">
          <table:table-cell office:value-type="float" office:value="355.4640657" calcext:value-type="float">
            <text:p>355.4640657</text:p>
          </table:table-cell>
          <table:table-cell office:value-type="float" office:value="0.006032270876" calcext:value-type="float">
            <text:p>0.006032270876</text:p>
          </table:table-cell>
        </table:table-row>
        <table:table-row table:style-name="ro1">
          <table:table-cell office:value-type="float" office:value="355.9897331" calcext:value-type="float">
            <text:p>355.9897331</text:p>
          </table:table-cell>
          <table:table-cell office:value-type="float" office:value="0.006090615606" calcext:value-type="float">
            <text:p>0.006090615606</text:p>
          </table:table-cell>
        </table:table-row>
        <table:table-row table:style-name="ro1">
          <table:table-cell office:value-type="float" office:value="356.3839836" calcext:value-type="float">
            <text:p>356.3839836</text:p>
          </table:table-cell>
          <table:table-cell office:value-type="float" office:value="0.006149476194" calcext:value-type="float">
            <text:p>0.006149476194</text:p>
          </table:table-cell>
        </table:table-row>
        <table:table-row table:style-name="ro1">
          <table:table-cell office:value-type="float" office:value="357.0410678" calcext:value-type="float">
            <text:p>357.0410678</text:p>
          </table:table-cell>
          <table:table-cell office:value-type="float" office:value="0.006149718493" calcext:value-type="float">
            <text:p>0.006149718493</text:p>
          </table:table-cell>
        </table:table-row>
        <table:table-row table:style-name="ro1">
          <table:table-cell office:value-type="float" office:value="357.698152" calcext:value-type="float">
            <text:p>357.698152</text:p>
          </table:table-cell>
          <table:table-cell office:value-type="float" office:value="0.006149960802" calcext:value-type="float">
            <text:p>0.006149960802</text:p>
          </table:table-cell>
        </table:table-row>
        <table:table-row table:style-name="ro1">
          <table:table-cell office:value-type="float" office:value="358.2238193" calcext:value-type="float">
            <text:p>358.2238193</text:p>
          </table:table-cell>
          <table:table-cell office:value-type="float" office:value="0.00597566217" calcext:value-type="float">
            <text:p>0.00597566217</text:p>
          </table:table-cell>
        </table:table-row>
        <table:table-row table:style-name="ro1">
          <table:table-cell office:value-type="float" office:value="359.0123203" calcext:value-type="float">
            <text:p>359.0123203</text:p>
          </table:table-cell>
          <table:table-cell office:value-type="float" office:value="0.005806394919" calcext:value-type="float">
            <text:p>0.005806394919</text:p>
          </table:table-cell>
        </table:table-row>
        <table:table-row table:style-name="ro1">
          <table:table-cell office:value-type="float" office:value="359.6694045" calcext:value-type="float">
            <text:p>359.6694045</text:p>
          </table:table-cell>
          <table:table-cell office:value-type="float" office:value="0.005696267149" calcext:value-type="float">
            <text:p>0.005696267149</text:p>
          </table:table-cell>
        </table:table-row>
        <table:table-row table:style-name="ro1">
          <table:table-cell office:value-type="float" office:value="360.5893224" calcext:value-type="float">
            <text:p>360.5893224</text:p>
          </table:table-cell>
          <table:table-cell office:value-type="float" office:value="0.00548210865" calcext:value-type="float">
            <text:p>0.00548210865</text:p>
          </table:table-cell>
        </table:table-row>
        <table:table-row table:style-name="ro1">
          <table:table-cell office:value-type="float" office:value="361.2464066" calcext:value-type="float">
            <text:p>361.2464066</text:p>
          </table:table-cell>
          <table:table-cell office:value-type="float" office:value="0.005275918565" calcext:value-type="float">
            <text:p>0.005275918565</text:p>
          </table:table-cell>
        </table:table-row>
        <table:table-row table:style-name="ro1">
          <table:table-cell office:value-type="float" office:value="361.7720739" calcext:value-type="float">
            <text:p>361.7720739</text:p>
          </table:table-cell>
          <table:table-cell office:value-type="float" office:value="0.00517581136" calcext:value-type="float">
            <text:p>0.00517581136</text:p>
          </table:table-cell>
        </table:table-row>
        <table:table-row table:style-name="ro1">
          <table:table-cell office:value-type="float" office:value="362.4291581" calcext:value-type="float">
            <text:p>362.4291581</text:p>
          </table:table-cell>
          <table:table-cell office:value-type="float" office:value="0.004981141561" calcext:value-type="float">
            <text:p>0.004981141561</text:p>
          </table:table-cell>
        </table:table-row>
        <table:table-row table:style-name="ro1">
          <table:table-cell office:value-type="float" office:value="362.9548255" calcext:value-type="float">
            <text:p>362.9548255</text:p>
          </table:table-cell>
          <table:table-cell office:value-type="float" office:value="0.004886627562" calcext:value-type="float">
            <text:p>0.004886627562</text:p>
          </table:table-cell>
        </table:table-row>
        <table:table-row table:style-name="ro1">
          <table:table-cell office:value-type="float" office:value="363.349076" calcext:value-type="float">
            <text:p>363.349076</text:p>
          </table:table-cell>
          <table:table-cell office:value-type="float" office:value="0.004748096175" calcext:value-type="float">
            <text:p>0.004748096175</text:p>
          </table:table-cell>
        </table:table-row>
        <table:table-row table:style-name="ro1">
          <table:table-cell office:value-type="float" office:value="364.0061602" calcext:value-type="float">
            <text:p>364.0061602</text:p>
          </table:table-cell>
          <table:table-cell office:value-type="float" office:value="0.004613564735" calcext:value-type="float">
            <text:p>0.004613564735</text:p>
          </table:table-cell>
        </table:table-row>
        <table:table-row table:style-name="ro1">
          <table:table-cell office:value-type="float" office:value="364.7289528" calcext:value-type="float">
            <text:p>364.7289528</text:p>
          </table:table-cell>
          <table:table-cell office:value-type="float" office:value="0.00448286274" calcext:value-type="float">
            <text:p>0.00448286274</text:p>
          </table:table-cell>
        </table:table-row>
        <table:table-row table:style-name="ro1">
          <table:table-cell office:value-type="float" office:value="365.4517454" calcext:value-type="float">
            <text:p>365.4517454</text:p>
          </table:table-cell>
          <table:table-cell office:value-type="float" office:value="0.004355863524" calcext:value-type="float">
            <text:p>0.004355863524</text:p>
          </table:table-cell>
        </table:table-row>
        <table:table-row table:style-name="ro1">
          <table:table-cell office:value-type="float" office:value="366.1088296" calcext:value-type="float">
            <text:p>366.1088296</text:p>
          </table:table-cell>
          <table:table-cell office:value-type="float" office:value="0.004232445512" calcext:value-type="float">
            <text:p>0.004232445512</text:p>
          </table:table-cell>
        </table:table-row>
        <table:table-row table:style-name="ro1">
          <table:table-cell office:value-type="float" office:value="366.5030801" calcext:value-type="float">
            <text:p>366.5030801</text:p>
          </table:table-cell>
          <table:table-cell office:value-type="float" office:value="0.004112459583" calcext:value-type="float">
            <text:p>0.004112459583</text:p>
          </table:table-cell>
        </table:table-row>
        <table:table-row table:style-name="ro1">
          <table:table-cell office:value-type="float" office:value="367.1601643" calcext:value-type="float">
            <text:p>367.1601643</text:p>
          </table:table-cell>
          <table:table-cell office:value-type="float" office:value="0.00399593812" calcext:value-type="float">
            <text:p>0.00399593812</text:p>
          </table:table-cell>
        </table:table-row>
        <table:table-row table:style-name="ro1">
          <table:table-cell office:value-type="float" office:value="367.6858316" calcext:value-type="float">
            <text:p>367.6858316</text:p>
          </table:table-cell>
          <table:table-cell office:value-type="float" office:value="0.003882687553" calcext:value-type="float">
            <text:p>0.003882687553</text:p>
          </table:table-cell>
        </table:table-row>
        <table:table-row table:style-name="ro1">
          <table:table-cell office:value-type="float" office:value="368.211499" calcext:value-type="float">
            <text:p>368.211499</text:p>
          </table:table-cell>
          <table:table-cell office:value-type="float" office:value="0.003736624578" calcext:value-type="float">
            <text:p>0.003736624578</text:p>
          </table:table-cell>
        </table:table-row>
        <table:table-row table:style-name="ro1">
          <table:table-cell office:value-type="float" office:value="368.8685832" calcext:value-type="float">
            <text:p>368.8685832</text:p>
          </table:table-cell>
          <table:table-cell office:value-type="float" office:value="0.003630751937" calcext:value-type="float">
            <text:p>0.003630751937</text:p>
          </table:table-cell>
        </table:table-row>
        <table:table-row table:style-name="ro1">
          <table:table-cell office:value-type="float" office:value="369.3942505" calcext:value-type="float">
            <text:p>369.3942505</text:p>
          </table:table-cell>
          <table:table-cell office:value-type="float" office:value="0.003561860724" calcext:value-type="float">
            <text:p>0.003561860724</text:p>
          </table:table-cell>
        </table:table-row>
        <table:table-row table:style-name="ro1">
          <table:table-cell office:value-type="float" office:value="369.9199179" calcext:value-type="float">
            <text:p>369.9199179</text:p>
          </table:table-cell>
          <table:table-cell office:value-type="float" office:value="0.003460912527" calcext:value-type="float">
            <text:p>0.003460912527</text:p>
          </table:table-cell>
        </table:table-row>
        <table:table-row table:style-name="ro1">
          <table:table-cell office:value-type="float" office:value="370.4455852" calcext:value-type="float">
            <text:p>370.4455852</text:p>
          </table:table-cell>
          <table:table-cell office:value-type="float" office:value="0.003330716323" calcext:value-type="float">
            <text:p>0.003330716323</text:p>
          </table:table-cell>
        </table:table-row>
        <table:table-row table:style-name="ro1">
          <table:table-cell office:value-type="float" office:value="370.8398357" calcext:value-type="float">
            <text:p>370.8398357</text:p>
          </table:table-cell>
          <table:table-cell office:value-type="float" office:value="0.003205392716" calcext:value-type="float">
            <text:p>0.003205392716</text:p>
          </table:table-cell>
        </table:table-row>
        <table:table-row table:style-name="ro1">
          <table:table-cell office:value-type="float" office:value="371.2340862" calcext:value-type="float">
            <text:p>371.2340862</text:p>
          </table:table-cell>
          <table:table-cell office:value-type="float" office:value="0.003099618036" calcext:value-type="float">
            <text:p>0.003099618036</text:p>
          </table:table-cell>
        </table:table-row>
        <table:table-row table:style-name="ro1">
          <table:table-cell office:value-type="float" office:value="371.7597536" calcext:value-type="float">
            <text:p>371.7597536</text:p>
          </table:table-cell>
          <table:table-cell office:value-type="float" office:value="0.002997357432" calcext:value-type="float">
            <text:p>0.002997357432</text:p>
          </table:table-cell>
        </table:table-row>
        <table:table-row table:style-name="ro1">
          <table:table-cell office:value-type="float" office:value="372.2854209" calcext:value-type="float">
            <text:p>372.2854209</text:p>
          </table:table-cell>
          <table:table-cell office:value-type="float" office:value="0.002884599725" calcext:value-type="float">
            <text:p>0.002884599725</text:p>
          </table:table-cell>
        </table:table-row>
        <table:table-row table:style-name="ro1">
          <table:table-cell office:value-type="float" office:value="372.8110883" calcext:value-type="float">
            <text:p>372.8110883</text:p>
          </table:table-cell>
          <table:table-cell office:value-type="float" office:value="0.002802846069" calcext:value-type="float">
            <text:p>0.002802846069</text:p>
          </table:table-cell>
        </table:table-row>
        <table:table-row table:style-name="ro1">
          <table:table-cell office:value-type="float" office:value="373.3367556" calcext:value-type="float">
            <text:p>373.3367556</text:p>
          </table:table-cell>
          <table:table-cell office:value-type="float" office:value="0.002723409426" calcext:value-type="float">
            <text:p>0.002723409426</text:p>
          </table:table-cell>
        </table:table-row>
        <table:table-row table:style-name="ro1">
          <table:table-cell office:value-type="float" office:value="373.9938398" calcext:value-type="float">
            <text:p>373.9938398</text:p>
          </table:table-cell>
          <table:table-cell office:value-type="float" office:value="0.002620978034" calcext:value-type="float">
            <text:p>0.002620978034</text:p>
          </table:table-cell>
        </table:table-row>
        <table:table-row table:style-name="ro1">
          <table:table-cell office:value-type="float" office:value="374.5195072" calcext:value-type="float">
            <text:p>374.5195072</text:p>
          </table:table-cell>
          <table:table-cell office:value-type="float" office:value="0.002522379359" calcext:value-type="float">
            <text:p>0.002522379359</text:p>
          </table:table-cell>
        </table:table-row>
        <table:table-row table:style-name="ro1">
          <table:table-cell office:value-type="float" office:value="374.9137577" calcext:value-type="float">
            <text:p>374.9137577</text:p>
          </table:table-cell>
          <table:table-cell office:value-type="float" office:value="0.002450872229" calcext:value-type="float">
            <text:p>0.002450872229</text:p>
          </table:table-cell>
        </table:table-row>
        <table:table-row table:style-name="ro1">
          <table:table-cell office:value-type="float" office:value="375.3080082" calcext:value-type="float">
            <text:p>375.3080082</text:p>
          </table:table-cell>
          <table:table-cell office:value-type="float" office:value="0.002358654184" calcext:value-type="float">
            <text:p>0.002358654184</text:p>
          </table:table-cell>
        </table:table-row>
        <table:table-row table:style-name="ro1">
          <table:table-cell office:value-type="float" office:value="375.9650924" calcext:value-type="float">
            <text:p>375.9650924</text:p>
          </table:table-cell>
          <table:table-cell office:value-type="float" office:value="0.002291824631" calcext:value-type="float">
            <text:p>0.002291824631</text:p>
          </table:table-cell>
        </table:table-row>
        <table:table-row table:style-name="ro1">
          <table:table-cell office:value-type="float" office:value="376.4907598" calcext:value-type="float">
            <text:p>376.4907598</text:p>
          </table:table-cell>
          <table:table-cell office:value-type="float" office:value="0.002226871063" calcext:value-type="float">
            <text:p>0.002226871063</text:p>
          </table:table-cell>
        </table:table-row>
        <table:table-row table:style-name="ro1">
          <table:table-cell office:value-type="float" office:value="377.0164271" calcext:value-type="float">
            <text:p>377.0164271</text:p>
          </table:table-cell>
          <table:table-cell office:value-type="float" office:value="0.002143098313" calcext:value-type="float">
            <text:p>0.002143098313</text:p>
          </table:table-cell>
        </table:table-row>
        <table:table-row table:style-name="ro1">
          <table:table-cell office:value-type="float" office:value="377.6735113" calcext:value-type="float">
            <text:p>377.6735113</text:p>
          </table:table-cell>
          <table:table-cell office:value-type="float" office:value="0.002062493266" calcext:value-type="float">
            <text:p>0.002062493266</text:p>
          </table:table-cell>
        </table:table-row>
        <table:table-row table:style-name="ro1">
          <table:table-cell office:value-type="float" office:value="378.3305955" calcext:value-type="float">
            <text:p>378.3305955</text:p>
          </table:table-cell>
          <table:table-cell office:value-type="float" office:value="0.001994464532" calcext:value-type="float">
            <text:p>0.001994464532</text:p>
          </table:table-cell>
        </table:table-row>
        <table:table-row table:style-name="ro1">
          <table:table-cell office:value-type="float" office:value="378.9876797" calcext:value-type="float">
            <text:p>378.9876797</text:p>
          </table:table-cell>
          <table:table-cell office:value-type="float" office:value="0.001910264167" calcext:value-type="float">
            <text:p>0.001910264167</text:p>
          </table:table-cell>
        </table:table-row>
        <table:table-row table:style-name="ro1">
          <table:table-cell office:value-type="float" office:value="379.6447639" calcext:value-type="float">
            <text:p>379.6447639</text:p>
          </table:table-cell>
          <table:table-cell office:value-type="float" office:value="0.001838416351" calcext:value-type="float">
            <text:p>0.001838416351</text:p>
          </table:table-cell>
        </table:table-row>
        <table:table-row table:style-name="ro1">
          <table:table-cell office:value-type="float" office:value="380.3675565" calcext:value-type="float">
            <text:p>380.3675565</text:p>
          </table:table-cell>
          <table:table-cell office:value-type="float" office:value="0.001777785515" calcext:value-type="float">
            <text:p>0.001777785515</text:p>
          </table:table-cell>
        </table:table-row>
        <table:table-row table:style-name="ro1">
          <table:table-cell office:value-type="float" office:value="380.9589322" calcext:value-type="float">
            <text:p>380.9589322</text:p>
          </table:table-cell>
          <table:table-cell office:value-type="float" office:value="0.001719140733" calcext:value-type="float">
            <text:p>0.001719140733</text:p>
          </table:table-cell>
        </table:table-row>
        <table:table-row table:style-name="ro1">
          <table:table-cell office:value-type="float" office:value="381.6160164" calcext:value-type="float">
            <text:p>381.6160164</text:p>
          </table:table-cell>
          <table:table-cell office:value-type="float" office:value="0.001654481348" calcext:value-type="float">
            <text:p>0.001654481348</text:p>
          </table:table-cell>
        </table:table-row>
        <table:table-row table:style-name="ro1">
          <table:table-cell office:value-type="float" office:value="382.1416838" calcext:value-type="float">
            <text:p>382.1416838</text:p>
          </table:table-cell>
          <table:table-cell office:value-type="float" office:value="0.001615321219" calcext:value-type="float">
            <text:p>0.001615321219</text:p>
          </table:table-cell>
        </table:table-row>
        <table:table-row table:style-name="ro1">
          <table:table-cell office:value-type="float" office:value="382.798768" calcext:value-type="float">
            <text:p>382.798768</text:p>
          </table:table-cell>
          <table:table-cell office:value-type="float" office:value="0.001577100404" calcext:value-type="float">
            <text:p>0.001577100404</text:p>
          </table:table-cell>
        </table:table-row>
        <table:table-row table:style-name="ro1">
          <table:table-cell office:value-type="float" office:value="383.4558522" calcext:value-type="float">
            <text:p>383.4558522</text:p>
          </table:table-cell>
          <table:table-cell office:value-type="float" office:value="0.001532415212" calcext:value-type="float">
            <text:p>0.001532415212</text:p>
          </table:table-cell>
        </table:table-row>
        <table:table-row table:style-name="ro1">
          <table:table-cell office:value-type="float" office:value="384.1129363" calcext:value-type="float">
            <text:p>384.1129363</text:p>
          </table:table-cell>
          <table:table-cell office:value-type="float" office:value="0.001503350453" calcext:value-type="float">
            <text:p>0.001503350453</text:p>
          </table:table-cell>
        </table:table-row>
        <table:table-row table:style-name="ro1">
          <table:table-cell office:value-type="float" office:value="384.7700205" calcext:value-type="float">
            <text:p>384.7700205</text:p>
          </table:table-cell>
          <table:table-cell office:value-type="float" office:value="0.001460754875" calcext:value-type="float">
            <text:p>0.001460754875</text:p>
          </table:table-cell>
        </table:table-row>
        <table:table-row table:style-name="ro1">
          <table:table-cell office:value-type="float" office:value="385.4271047" calcext:value-type="float">
            <text:p>385.4271047</text:p>
          </table:table-cell>
          <table:table-cell office:value-type="float" office:value="0.001433049271" calcext:value-type="float">
            <text:p>0.001433049271</text:p>
          </table:table-cell>
        </table:table-row>
        <table:table-row table:style-name="ro1">
          <table:table-cell office:value-type="float" office:value="386.0841889" calcext:value-type="float">
            <text:p>386.0841889</text:p>
          </table:table-cell>
          <table:table-cell office:value-type="float" office:value="0.001405869149" calcext:value-type="float">
            <text:p>0.001405869149</text:p>
          </table:table-cell>
        </table:table-row>
        <table:table-row table:style-name="ro1">
          <table:table-cell office:value-type="float" office:value="386.7412731" calcext:value-type="float">
            <text:p>386.7412731</text:p>
          </table:table-cell>
          <table:table-cell office:value-type="float" office:value="0.001379204543" calcext:value-type="float">
            <text:p>0.001379204543</text:p>
          </table:table-cell>
        </table:table-row>
        <table:table-row table:style-name="ro1">
          <table:table-cell office:value-type="float" office:value="387.3983573" calcext:value-type="float">
            <text:p>387.3983573</text:p>
          </table:table-cell>
          <table:table-cell office:value-type="float" office:value="0.001353045674" calcext:value-type="float">
            <text:p>0.001353045674</text:p>
          </table:table-cell>
        </table:table-row>
        <table:table-row table:style-name="ro1">
          <table:table-cell office:value-type="float" office:value="387.9240246" calcext:value-type="float">
            <text:p>387.9240246</text:p>
          </table:table-cell>
          <table:table-cell office:value-type="float" office:value="0.001321020265" calcext:value-type="float">
            <text:p>0.001321020265</text:p>
          </table:table-cell>
        </table:table-row>
        <table:table-row table:style-name="ro1">
          <table:table-cell office:value-type="float" office:value="388.5811088" calcext:value-type="float">
            <text:p>388.5811088</text:p>
          </table:table-cell>
          <table:table-cell office:value-type="float" office:value="0.001283590787" calcext:value-type="float">
            <text:p>0.001283590787</text:p>
          </table:table-cell>
        </table:table-row>
        <table:table-row table:style-name="ro1">
          <table:table-cell office:value-type="float" office:value="389.238193" calcext:value-type="float">
            <text:p>389.238193</text:p>
          </table:table-cell>
          <table:table-cell office:value-type="float" office:value="0.00125321919" calcext:value-type="float">
            <text:p>0.00125321919</text:p>
          </table:table-cell>
        </table:table-row>
        <table:table-row table:style-name="ro1">
          <table:table-cell office:value-type="float" office:value="389.8952772" calcext:value-type="float">
            <text:p>389.8952772</text:p>
          </table:table-cell>
          <table:table-cell office:value-type="float" office:value="0.001217710772" calcext:value-type="float">
            <text:p>0.001217710772</text:p>
          </table:table-cell>
        </table:table-row>
        <table:table-row table:style-name="ro1">
          <table:table-cell office:value-type="float" office:value="390.5523614" calcext:value-type="float">
            <text:p>390.5523614</text:p>
          </table:table-cell>
          <table:table-cell office:value-type="float" office:value="0.001183208441" calcext:value-type="float">
            <text:p>0.001183208441</text:p>
          </table:table-cell>
        </table:table-row>
        <table:table-row table:style-name="ro1">
          <table:table-cell office:value-type="float" office:value="391.2094456" calcext:value-type="float">
            <text:p>391.2094456</text:p>
          </table:table-cell>
          <table:table-cell office:value-type="float" office:value="0.001144181806" calcext:value-type="float">
            <text:p>0.001144181806</text:p>
          </table:table-cell>
        </table:table-row>
        <table:table-row table:style-name="ro1">
          <table:table-cell office:value-type="float" office:value="391.8665298" calcext:value-type="float">
            <text:p>391.8665298</text:p>
          </table:table-cell>
          <table:table-cell office:value-type="float" office:value="0.001111762828" calcext:value-type="float">
            <text:p>0.001111762828</text:p>
          </table:table-cell>
        </table:table-row>
        <table:table-row table:style-name="ro1">
          <table:table-cell office:value-type="float" office:value="392.3921971" calcext:value-type="float">
            <text:p>392.3921971</text:p>
          </table:table-cell>
          <table:table-cell office:value-type="float" office:value="0.001069939379" calcext:value-type="float">
            <text:p>0.001069939379</text:p>
          </table:table-cell>
        </table:table-row>
        <table:table-row table:style-name="ro1">
          <table:table-cell office:value-type="float" office:value="392.9178645" calcext:value-type="float">
            <text:p>392.9178645</text:p>
          </table:table-cell>
          <table:table-cell office:value-type="float" office:value="0.001039615776" calcext:value-type="float">
            <text:p>0.001039615776</text:p>
          </table:table-cell>
        </table:table-row>
        <table:table-row table:style-name="ro1">
          <table:table-cell office:value-type="float" office:value="393.5092402" calcext:value-type="float">
            <text:p>393.5092402</text:p>
          </table:table-cell>
          <table:table-cell office:value-type="float" office:value="0.001005321402" calcext:value-type="float">
            <text:p>0.001005321402</text:p>
          </table:table-cell>
        </table:table-row>
        <table:table-row table:style-name="ro1">
          <table:table-cell office:value-type="float" office:value="394.100616" calcext:value-type="float">
            <text:p>394.100616</text:p>
          </table:table-cell>
          <table:table-cell office:value-type="float" office:value="0.0009768330129" calcext:value-type="float">
            <text:p>0.0009768330129</text:p>
          </table:table-cell>
        </table:table-row>
        <table:table-row table:style-name="ro1">
          <table:table-cell office:value-type="float" office:value="394.7577002" calcext:value-type="float">
            <text:p>394.7577002</text:p>
          </table:table-cell>
          <table:table-cell office:value-type="float" office:value="0.0009400929016" calcext:value-type="float">
            <text:p>0.0009400929016</text:p>
          </table:table-cell>
        </table:table-row>
        <table:table-row table:style-name="ro1">
          <table:table-cell office:value-type="float" office:value="395.349076" calcext:value-type="float">
            <text:p>395.349076</text:p>
          </table:table-cell>
          <table:table-cell office:value-type="float" office:value="0.0009047310746" calcext:value-type="float">
            <text:p>0.0009047310746</text:p>
          </table:table-cell>
        </table:table-row>
        <table:table-row table:style-name="ro1">
          <table:table-cell office:value-type="float" office:value="395.9404517" calcext:value-type="float">
            <text:p>395.9404517</text:p>
          </table:table-cell>
          <table:table-cell office:value-type="float" office:value="0.0008790931735" calcext:value-type="float">
            <text:p>0.0008790931735</text:p>
          </table:table-cell>
        </table:table-row>
        <table:table-row table:style-name="ro1">
          <table:table-cell office:value-type="float" office:value="396.4661191" calcext:value-type="float">
            <text:p>396.4661191</text:p>
          </table:table-cell>
          <table:table-cell office:value-type="float" office:value="0.0008541784233" calcext:value-type="float">
            <text:p>0.0008541784233</text:p>
          </table:table-cell>
        </table:table-row>
        <table:table-row table:style-name="ro1">
          <table:table-cell office:value-type="float" office:value="396.9917864" calcext:value-type="float">
            <text:p>396.9917864</text:p>
          </table:table-cell>
          <table:table-cell office:value-type="float" office:value="0.0008379709299" calcext:value-type="float">
            <text:p>0.0008379709299</text:p>
          </table:table-cell>
        </table:table-row>
        <table:table-row table:style-name="ro1">
          <table:table-cell office:value-type="float" office:value="397.386037" calcext:value-type="float">
            <text:p>397.386037</text:p>
          </table:table-cell>
          <table:table-cell office:value-type="float" office:value="0.0008181304426" calcext:value-type="float">
            <text:p>0.0008181304426</text:p>
          </table:table-cell>
        </table:table-row>
        <table:table-row table:style-name="ro1">
          <table:table-cell office:value-type="float" office:value="397.9117043" calcext:value-type="float">
            <text:p>397.9117043</text:p>
          </table:table-cell>
          <table:table-cell office:value-type="float" office:value="0.0007911392094" calcext:value-type="float">
            <text:p>0.0007911392094</text:p>
          </table:table-cell>
        </table:table-row>
        <table:table-row table:style-name="ro1">
          <table:table-cell office:value-type="float" office:value="398.4373717" calcext:value-type="float">
            <text:p>398.4373717</text:p>
          </table:table-cell>
          <table:table-cell office:value-type="float" office:value="0.0007761278451" calcext:value-type="float">
            <text:p>0.0007761278451</text:p>
          </table:table-cell>
        </table:table-row>
        <table:table-row table:style-name="ro1">
          <table:table-cell office:value-type="float" office:value="398.963039" calcext:value-type="float">
            <text:p>398.963039</text:p>
          </table:table-cell>
          <table:table-cell office:value-type="float" office:value="0.000761401312" calcext:value-type="float">
            <text:p>0.000761401312</text:p>
          </table:table-cell>
        </table:table-row>
        <table:table-row table:style-name="ro1">
          <table:table-cell office:value-type="float" office:value="399.4887064" calcext:value-type="float">
            <text:p>399.4887064</text:p>
          </table:table-cell>
          <table:table-cell office:value-type="float" office:value="0.0007469542054" calcext:value-type="float">
            <text:p>0.0007469542054</text:p>
          </table:table-cell>
        </table:table-row>
        <table:table-row table:style-name="ro1">
          <table:table-cell office:value-type="float" office:value="400.0143737" calcext:value-type="float">
            <text:p>400.0143737</text:p>
          </table:table-cell>
          <table:table-cell office:value-type="float" office:value="0.0007327812236" calcext:value-type="float">
            <text:p>0.0007327812236</text:p>
          </table:table-cell>
        </table:table-row>
        <table:table-row table:style-name="ro1">
          <table:table-cell office:value-type="float" office:value="400.5400411" calcext:value-type="float">
            <text:p>400.5400411</text:p>
          </table:table-cell>
          <table:table-cell office:value-type="float" office:value="0.000712013162" calcext:value-type="float">
            <text:p>0.000712013162</text:p>
          </table:table-cell>
        </table:table-row>
        <table:table-row table:style-name="ro1">
          <table:table-cell office:value-type="float" office:value="401.0657084" calcext:value-type="float">
            <text:p>401.0657084</text:p>
          </table:table-cell>
          <table:table-cell office:value-type="float" office:value="0.0006985031642" calcext:value-type="float">
            <text:p>0.0006985031642</text:p>
          </table:table-cell>
        </table:table-row>
        <table:table-row table:style-name="ro1">
          <table:table-cell office:value-type="float" office:value="401.5913758" calcext:value-type="float">
            <text:p>401.5913758</text:p>
          </table:table-cell>
          <table:table-cell office:value-type="float" office:value="0.0006852495101" calcext:value-type="float">
            <text:p>0.0006852495101</text:p>
          </table:table-cell>
        </table:table-row>
        <table:table-row table:style-name="ro1">
          <table:table-cell office:value-type="float" office:value="402.24846" calcext:value-type="float">
            <text:p>402.24846</text:p>
          </table:table-cell>
          <table:table-cell office:value-type="float" office:value="0.0006722526331" calcext:value-type="float">
            <text:p>0.0006722526331</text:p>
          </table:table-cell>
        </table:table-row>
        <table:table-row table:style-name="ro1">
          <table:table-cell office:value-type="float" office:value="402.7741273" calcext:value-type="float">
            <text:p>402.7741273</text:p>
          </table:table-cell>
          <table:table-cell office:value-type="float" office:value="0.0006626683083" calcext:value-type="float">
            <text:p>0.0006626683083</text:p>
          </table:table-cell>
        </table:table-row>
        <table:table-row table:style-name="ro1">
          <table:table-cell office:value-type="float" office:value="403.2997947" calcext:value-type="float">
            <text:p>403.2997947</text:p>
          </table:table-cell>
          <table:table-cell office:value-type="float" office:value="0.0006532206275" calcext:value-type="float">
            <text:p>0.0006532206275</text:p>
          </table:table-cell>
        </table:table-row>
        <table:table-row table:style-name="ro1">
          <table:table-cell office:value-type="float" office:value="403.9568789" calcext:value-type="float">
            <text:p>403.9568789</text:p>
          </table:table-cell>
          <table:table-cell office:value-type="float" office:value="0.0006470090202" calcext:value-type="float">
            <text:p>0.0006470090202</text:p>
          </table:table-cell>
        </table:table-row>
        <table:table-row table:style-name="ro1">
          <table:table-cell office:value-type="float" office:value="404.613963" calcext:value-type="float">
            <text:p>404.613963</text:p>
          </table:table-cell>
          <table:table-cell office:value-type="float" office:value="0.0006408564804" calcext:value-type="float">
            <text:p>0.0006408564804</text:p>
          </table:table-cell>
        </table:table-row>
        <table:table-row table:style-name="ro1">
          <table:table-cell office:value-type="float" office:value="405.2710472" calcext:value-type="float">
            <text:p>405.2710472</text:p>
          </table:table-cell>
          <table:table-cell office:value-type="float" office:value="0.0006347624463" calcext:value-type="float">
            <text:p>0.0006347624463</text:p>
          </table:table-cell>
        </table:table-row>
        <table:table-row table:style-name="ro1">
          <table:table-cell office:value-type="float" office:value="405.7967146" calcext:value-type="float">
            <text:p>405.7967146</text:p>
          </table:table-cell>
          <table:table-cell office:value-type="float" office:value="0.0006347824547" calcext:value-type="float">
            <text:p>0.0006347824547</text:p>
          </table:table-cell>
        </table:table-row>
        <table:table-row table:style-name="ro1">
          <table:table-cell office:value-type="float" office:value="406.3223819" calcext:value-type="float">
            <text:p>406.3223819</text:p>
          </table:table-cell>
          <table:table-cell office:value-type="float" office:value="0.0006348024638" calcext:value-type="float">
            <text:p>0.0006348024638</text:p>
          </table:table-cell>
        </table:table-row>
        <table:table-row table:style-name="ro1">
          <table:table-cell office:value-type="float" office:value="406.8480493" calcext:value-type="float">
            <text:p>406.8480493</text:p>
          </table:table-cell>
          <table:table-cell office:value-type="float" office:value="0.0006348224735" calcext:value-type="float">
            <text:p>0.0006348224735</text:p>
          </table:table-cell>
        </table:table-row>
        <table:table-row table:style-name="ro1">
          <table:table-cell office:value-type="float" office:value="407.5051335" calcext:value-type="float">
            <text:p>407.5051335</text:p>
          </table:table-cell>
          <table:table-cell office:value-type="float" office:value="0.0006348474866" calcext:value-type="float">
            <text:p>0.0006348474866</text:p>
          </table:table-cell>
        </table:table-row>
        <table:table-row table:style-name="ro1">
          <table:table-cell office:value-type="float" office:value="408.1622177" calcext:value-type="float">
            <text:p>408.1622177</text:p>
          </table:table-cell>
          <table:table-cell office:value-type="float" office:value="0.0006348725006" calcext:value-type="float">
            <text:p>0.0006348725006</text:p>
          </table:table-cell>
        </table:table-row>
        <table:table-row table:style-name="ro1">
          <table:table-cell office:value-type="float" office:value="408.687885" calcext:value-type="float">
            <text:p>408.687885</text:p>
          </table:table-cell>
          <table:table-cell office:value-type="float" office:value="0.0006318541933" calcext:value-type="float">
            <text:p>0.0006318541933</text:p>
          </table:table-cell>
        </table:table-row>
        <table:table-row table:style-name="ro1">
          <table:table-cell office:value-type="float" office:value="409.3449692" calcext:value-type="float">
            <text:p>409.3449692</text:p>
          </table:table-cell>
          <table:table-cell office:value-type="float" office:value="0.000628855191" calcext:value-type="float">
            <text:p>0.000628855191</text:p>
          </table:table-cell>
        </table:table-row>
        <table:table-row table:style-name="ro1">
          <table:table-cell office:value-type="float" office:value="410.0020534" calcext:value-type="float">
            <text:p>410.0020534</text:p>
          </table:table-cell>
          <table:table-cell office:value-type="float" office:value="0.0006288799689" calcext:value-type="float">
            <text:p>0.0006288799689</text:p>
          </table:table-cell>
        </table:table-row>
        <table:table-row table:style-name="ro1">
          <table:table-cell office:value-type="float" office:value="410.6591376" calcext:value-type="float">
            <text:p>410.6591376</text:p>
          </table:table-cell>
          <table:table-cell office:value-type="float" office:value="0.0006228998219" calcext:value-type="float">
            <text:p>0.0006228998219</text:p>
          </table:table-cell>
        </table:table-row>
        <table:table-row table:style-name="ro1">
          <table:table-cell office:value-type="float" office:value="411.3162218" calcext:value-type="float">
            <text:p>411.3162218</text:p>
          </table:table-cell>
          <table:table-cell office:value-type="float" office:value="0.0006169765413" calcext:value-type="float">
            <text:p>0.0006169765413</text:p>
          </table:table-cell>
        </table:table-row>
        <table:table-row table:style-name="ro1">
          <table:table-cell office:value-type="float" office:value="411.8418891" calcext:value-type="float">
            <text:p>411.8418891</text:p>
          </table:table-cell>
          <table:table-cell office:value-type="float" office:value="0.0006111047708" calcext:value-type="float">
            <text:p>0.0006111047708</text:p>
          </table:table-cell>
        </table:table-row>
        <table:table-row table:style-name="ro1">
          <table:table-cell office:value-type="float" office:value="412.3675565" calcext:value-type="float">
            <text:p>412.3675565</text:p>
          </table:table-cell>
          <table:table-cell office:value-type="float" office:value="0.0005995094457" calcext:value-type="float">
            <text:p>0.0005995094457</text:p>
          </table:table-cell>
        </table:table-row>
        <table:table-row table:style-name="ro1">
          <table:table-cell office:value-type="float" office:value="413.0246407" calcext:value-type="float">
            <text:p>413.0246407</text:p>
          </table:table-cell>
          <table:table-cell office:value-type="float" office:value="0.0005881387692" calcext:value-type="float">
            <text:p>0.0005881387692</text:p>
          </table:table-cell>
        </table:table-row>
        <table:table-row table:style-name="ro1">
          <table:table-cell office:value-type="float" office:value="413.6817248" calcext:value-type="float">
            <text:p>413.6817248</text:p>
          </table:table-cell>
          <table:table-cell office:value-type="float" office:value="0.0005797582267" calcext:value-type="float">
            <text:p>0.0005797582267</text:p>
          </table:table-cell>
        </table:table-row>
        <table:table-row table:style-name="ro1">
          <table:table-cell office:value-type="float" office:value="414.2073922" calcext:value-type="float">
            <text:p>414.2073922</text:p>
          </table:table-cell>
          <table:table-cell office:value-type="float" office:value="0.0005660358556" calcext:value-type="float">
            <text:p>0.0005660358556</text:p>
          </table:table-cell>
        </table:table-row>
        <table:table-row table:style-name="ro1">
          <table:table-cell office:value-type="float" office:value="414.8644764" calcext:value-type="float">
            <text:p>414.8644764</text:p>
          </table:table-cell>
          <table:table-cell office:value-type="float" office:value="0.0005553000604" calcext:value-type="float">
            <text:p>0.0005553000604</text:p>
          </table:table-cell>
        </table:table-row>
        <table:table-row table:style-name="ro1">
          <table:table-cell office:value-type="float" office:value="415.3901437" calcext:value-type="float">
            <text:p>415.3901437</text:p>
          </table:table-cell>
          <table:table-cell office:value-type="float" office:value="0.0005447635943" calcext:value-type="float">
            <text:p>0.0005447635943</text:p>
          </table:table-cell>
        </table:table-row>
        <table:table-row table:style-name="ro1">
          <table:table-cell office:value-type="float" office:value="415.9158111" calcext:value-type="float">
            <text:p>415.9158111</text:p>
          </table:table-cell>
          <table:table-cell office:value-type="float" office:value="0.0005344270509" calcext:value-type="float">
            <text:p>0.0005344270509</text:p>
          </table:table-cell>
        </table:table-row>
        <table:table-row table:style-name="ro1">
          <table:table-cell office:value-type="float" office:value="416.3100616" calcext:value-type="float">
            <text:p>416.3100616</text:p>
          </table:table-cell>
          <table:table-cell office:value-type="float" office:value="0.0005242825055" calcext:value-type="float">
            <text:p>0.0005242825055</text:p>
          </table:table-cell>
        </table:table-row>
        <table:table-row table:style-name="ro1">
          <table:table-cell office:value-type="float" office:value="416.9014374" calcext:value-type="float">
            <text:p>416.9014374</text:p>
          </table:table-cell>
          <table:table-cell office:value-type="float" office:value="0.0005143366043" calcext:value-type="float">
            <text:p>0.0005143366043</text:p>
          </table:table-cell>
        </table:table-row>
        <table:table-row table:style-name="ro1">
          <table:table-cell office:value-type="float" office:value="417.4928131" calcext:value-type="float">
            <text:p>417.4928131</text:p>
          </table:table-cell>
          <table:table-cell office:value-type="float" office:value="0.0005045793818" calcext:value-type="float">
            <text:p>0.0005045793818</text:p>
          </table:table-cell>
        </table:table-row>
        <table:table-row table:style-name="ro1">
          <table:table-cell office:value-type="float" office:value="418.0184805" calcext:value-type="float">
            <text:p>418.0184805</text:p>
          </table:table-cell>
          <table:table-cell office:value-type="float" office:value="0.0004902788848" calcext:value-type="float">
            <text:p>0.0004902788848</text:p>
          </table:table-cell>
        </table:table-row>
        <table:table-row table:style-name="ro1">
          <table:table-cell office:value-type="float" office:value="418.5441478" calcext:value-type="float">
            <text:p>418.5441478</text:p>
          </table:table-cell>
          <table:table-cell office:value-type="float" office:value="0.0004809761542" calcext:value-type="float">
            <text:p>0.0004809761542</text:p>
          </table:table-cell>
        </table:table-row>
        <table:table-row table:style-name="ro1">
          <table:table-cell office:value-type="float" office:value="418.9383984" calcext:value-type="float">
            <text:p>418.9383984</text:p>
          </table:table-cell>
          <table:table-cell office:value-type="float" office:value="0.0004718462188" calcext:value-type="float">
            <text:p>0.0004718462188</text:p>
          </table:table-cell>
        </table:table-row>
        <table:table-row table:style-name="ro1">
          <table:table-cell office:value-type="float" office:value="419.4640657" calcext:value-type="float">
            <text:p>419.4640657</text:p>
          </table:table-cell>
          <table:table-cell office:value-type="float" office:value="0.0004606780308" calcext:value-type="float">
            <text:p>0.0004606780308</text:p>
          </table:table-cell>
        </table:table-row>
        <table:table-row table:style-name="ro1">
          <table:table-cell office:value-type="float" office:value="419.8583162" calcext:value-type="float">
            <text:p>419.8583162</text:p>
          </table:table-cell>
          <table:table-cell office:value-type="float" office:value="0.0004541065526" calcext:value-type="float">
            <text:p>0.0004541065526</text:p>
          </table:table-cell>
        </table:table-row>
        <table:table-row table:style-name="ro1">
          <table:table-cell office:value-type="float" office:value="420.5154004" calcext:value-type="float">
            <text:p>420.5154004</text:p>
          </table:table-cell>
          <table:table-cell office:value-type="float" office:value="0.0004454936796" calcext:value-type="float">
            <text:p>0.0004454936796</text:p>
          </table:table-cell>
        </table:table-row>
        <table:table-row table:style-name="ro1">
          <table:table-cell office:value-type="float" office:value="421.0410678" calcext:value-type="float">
            <text:p>421.0410678</text:p>
          </table:table-cell>
          <table:table-cell office:value-type="float" office:value="0.0004370407198" calcext:value-type="float">
            <text:p>0.0004370407198</text:p>
          </table:table-cell>
        </table:table-row>
        <table:table-row table:style-name="ro1">
          <table:table-cell office:value-type="float" office:value="421.5667351" calcext:value-type="float">
            <text:p>421.5667351</text:p>
          </table:table-cell>
          <table:table-cell office:value-type="float" office:value="0.0004287481496" calcext:value-type="float">
            <text:p>0.0004287481496</text:p>
          </table:table-cell>
        </table:table-row>
        <table:table-row table:style-name="ro1">
          <table:table-cell office:value-type="float" office:value="422.0924025" calcext:value-type="float">
            <text:p>422.0924025</text:p>
          </table:table-cell>
          <table:table-cell office:value-type="float" office:value="0.0004206129257" calcext:value-type="float">
            <text:p>0.0004206129257</text:p>
          </table:table-cell>
        </table:table-row>
        <table:table-row table:style-name="ro1">
          <table:table-cell office:value-type="float" office:value="422.486653" calcext:value-type="float">
            <text:p>422.486653</text:p>
          </table:table-cell>
          <table:table-cell office:value-type="float" office:value="0.0004126288108" calcext:value-type="float">
            <text:p>0.0004126288108</text:p>
          </table:table-cell>
        </table:table-row>
        <table:table-row table:style-name="ro1">
          <table:table-cell office:value-type="float" office:value="423.1437372" calcext:value-type="float">
            <text:p>423.1437372</text:p>
          </table:table-cell>
          <table:table-cell office:value-type="float" office:value="0.000404802631" calcext:value-type="float">
            <text:p>0.000404802631</text:p>
          </table:table-cell>
        </table:table-row>
        <table:table-row table:style-name="ro1">
          <table:table-cell office:value-type="float" office:value="423.6694045" calcext:value-type="float">
            <text:p>423.6694045</text:p>
          </table:table-cell>
          <table:table-cell office:value-type="float" office:value="0.0003990313484" calcext:value-type="float">
            <text:p>0.0003990313484</text:p>
          </table:table-cell>
        </table:table-row>
        <table:table-row table:style-name="ro1">
          <table:table-cell office:value-type="float" office:value="424.3264887" calcext:value-type="float">
            <text:p>424.3264887</text:p>
          </table:table-cell>
          <table:table-cell office:value-type="float" office:value="0.0003933454468" calcext:value-type="float">
            <text:p>0.0003933454468</text:p>
          </table:table-cell>
        </table:table-row>
        <table:table-row table:style-name="ro1">
          <table:table-cell office:value-type="float" office:value="424.8521561" calcext:value-type="float">
            <text:p>424.8521561</text:p>
          </table:table-cell>
          <table:table-cell office:value-type="float" office:value="0.0003896019751" calcext:value-type="float">
            <text:p>0.0003896019751</text:p>
          </table:table-cell>
        </table:table-row>
        <table:table-row table:style-name="ro1">
          <table:table-cell office:value-type="float" office:value="425.5749487" calcext:value-type="float">
            <text:p>425.5749487</text:p>
          </table:table-cell>
          <table:table-cell office:value-type="float" office:value="0.0003858986915" calcext:value-type="float">
            <text:p>0.0003858986915</text:p>
          </table:table-cell>
        </table:table-row>
        <table:table-row table:style-name="ro1">
          <table:table-cell office:value-type="float" office:value="426.0349076" calcext:value-type="float">
            <text:p>426.0349076</text:p>
          </table:table-cell>
          <table:table-cell office:value-type="float" office:value="0.0003822245846" calcext:value-type="float">
            <text:p>0.0003822245846</text:p>
          </table:table-cell>
        </table:table-row>
        <table:table-row table:style-name="ro1">
          <table:table-cell office:value-type="float" office:value="426.5605749" calcext:value-type="float">
            <text:p>426.5605749</text:p>
          </table:table-cell>
          <table:table-cell office:value-type="float" office:value="0.0003859214993" calcext:value-type="float">
            <text:p>0.0003859214993</text:p>
          </table:table-cell>
        </table:table-row>
        <table:table-row table:style-name="ro1">
          <table:table-cell office:value-type="float" office:value="427.0862423" calcext:value-type="float">
            <text:p>427.0862423</text:p>
          </table:table-cell>
          <table:table-cell office:value-type="float" office:value="0.0003822486814" calcext:value-type="float">
            <text:p>0.0003822486814</text:p>
          </table:table-cell>
        </table:table-row>
        <table:table-row table:style-name="ro1">
          <table:table-cell office:value-type="float" office:value="427.6119097" calcext:value-type="float">
            <text:p>427.6119097</text:p>
          </table:table-cell>
          <table:table-cell office:value-type="float" office:value="0.0003822607303" calcext:value-type="float">
            <text:p>0.0003822607303</text:p>
          </table:table-cell>
        </table:table-row>
        <table:table-row table:style-name="ro1">
          <table:table-cell office:value-type="float" office:value="428.137577" calcext:value-type="float">
            <text:p>428.137577</text:p>
          </table:table-cell>
          <table:table-cell office:value-type="float" office:value="0.0003859579945" calcext:value-type="float">
            <text:p>0.0003859579945</text:p>
          </table:table-cell>
        </table:table-row>
        <table:table-row table:style-name="ro1">
          <table:table-cell office:value-type="float" office:value="428.6632444" calcext:value-type="float">
            <text:p>428.6632444</text:p>
          </table:table-cell>
          <table:table-cell office:value-type="float" office:value="0.0003934477478" calcext:value-type="float">
            <text:p>0.0003934477478</text:p>
          </table:table-cell>
        </table:table-row>
        <table:table-row table:style-name="ro1">
          <table:table-cell office:value-type="float" office:value="429.3203285" calcext:value-type="float">
            <text:p>429.3203285</text:p>
          </table:table-cell>
          <table:table-cell office:value-type="float" office:value="0.000401086005" calcext:value-type="float">
            <text:p>0.000401086005</text:p>
          </table:table-cell>
        </table:table-row>
        <table:table-row table:style-name="ro1">
          <table:table-cell office:value-type="float" office:value="429.8459959" calcext:value-type="float">
            <text:p>429.8459959</text:p>
          </table:table-cell>
          <table:table-cell office:value-type="float" office:value="0.0004088693268" calcext:value-type="float">
            <text:p>0.0004088693268</text:p>
          </table:table-cell>
        </table:table-row>
        <table:table-row table:style-name="ro1">
          <table:table-cell office:value-type="float" office:value="430.5030801" calcext:value-type="float">
            <text:p>430.5030801</text:p>
          </table:table-cell>
          <table:table-cell office:value-type="float" office:value="0.0004168069731" calcext:value-type="float">
            <text:p>0.0004168069731</text:p>
          </table:table-cell>
        </table:table-row>
        <table:table-row table:style-name="ro1">
          <table:table-cell office:value-type="float" office:value="431.1601643" calcext:value-type="float">
            <text:p>431.1601643</text:p>
          </table:table-cell>
          <table:table-cell office:value-type="float" office:value="0.0004248987182" calcext:value-type="float">
            <text:p>0.0004248987182</text:p>
          </table:table-cell>
        </table:table-row>
        <table:table-row table:style-name="ro1">
          <table:table-cell office:value-type="float" office:value="431.5544148" calcext:value-type="float">
            <text:p>431.5544148</text:p>
          </table:table-cell>
          <table:table-cell office:value-type="float" office:value="0.0004331407271" calcext:value-type="float">
            <text:p>0.0004331407271</text:p>
          </table:table-cell>
        </table:table-row>
        <table:table-row table:style-name="ro1">
          <table:table-cell office:value-type="float" office:value="432.0800821" calcext:value-type="float">
            <text:p>432.0800821</text:p>
          </table:table-cell>
          <table:table-cell office:value-type="float" office:value="0.0004458027164" calcext:value-type="float">
            <text:p>0.0004458027164</text:p>
          </table:table-cell>
        </table:table-row>
        <table:table-row table:style-name="ro1">
          <table:table-cell office:value-type="float" office:value="432.6057495" calcext:value-type="float">
            <text:p>432.6057495</text:p>
          </table:table-cell>
          <table:table-cell office:value-type="float" office:value="0.0004544537936" calcext:value-type="float">
            <text:p>0.0004544537936</text:p>
          </table:table-cell>
        </table:table-row>
        <table:table-row table:style-name="ro1">
          <table:table-cell office:value-type="float" office:value="433.1314168" calcext:value-type="float">
            <text:p>433.1314168</text:p>
          </table:table-cell>
          <table:table-cell office:value-type="float" office:value="0.0004677388271" calcext:value-type="float">
            <text:p>0.0004677388271</text:p>
          </table:table-cell>
        </table:table-row>
        <table:table-row table:style-name="ro1">
          <table:table-cell office:value-type="float" office:value="433.6570842" calcext:value-type="float">
            <text:p>433.6570842</text:p>
          </table:table-cell>
          <table:table-cell office:value-type="float" office:value="0.0004814122217" calcext:value-type="float">
            <text:p>0.0004814122217</text:p>
          </table:table-cell>
        </table:table-row>
        <table:table-row table:style-name="ro1">
          <table:table-cell office:value-type="float" office:value="434.1827515" calcext:value-type="float">
            <text:p>434.1827515</text:p>
          </table:table-cell>
          <table:table-cell office:value-type="float" office:value="0.0004907543232" calcext:value-type="float">
            <text:p>0.0004907543232</text:p>
          </table:table-cell>
        </table:table-row>
        <table:table-row table:style-name="ro1">
          <table:table-cell office:value-type="float" office:value="434.7084189" calcext:value-type="float">
            <text:p>434.7084189</text:p>
          </table:table-cell>
          <table:table-cell office:value-type="float" office:value="0.0005026833378" calcext:value-type="float">
            <text:p>0.0005026833378</text:p>
          </table:table-cell>
        </table:table-row>
        <table:table-row table:style-name="ro1">
          <table:table-cell office:value-type="float" office:value="435.3655031" calcext:value-type="float">
            <text:p>435.3655031</text:p>
          </table:table-cell>
          <table:table-cell office:value-type="float" office:value="0.0005149063744" calcext:value-type="float">
            <text:p>0.0005149063744</text:p>
          </table:table-cell>
        </table:table-row>
        <table:table-row table:style-name="ro1">
          <table:table-cell office:value-type="float" office:value="436.0225873" calcext:value-type="float">
            <text:p>436.0225873</text:p>
          </table:table-cell>
          <table:table-cell office:value-type="float" office:value="0.000524902587" calcext:value-type="float">
            <text:p>0.000524902587</text:p>
          </table:table-cell>
        </table:table-row>
        <table:table-row table:style-name="ro1">
          <table:table-cell office:value-type="float" office:value="436.6796715" calcext:value-type="float">
            <text:p>436.6796715</text:p>
          </table:table-cell>
          <table:table-cell office:value-type="float" office:value="0.0005350928626" calcext:value-type="float">
            <text:p>0.0005350928626</text:p>
          </table:table-cell>
        </table:table-row>
        <table:table-row table:style-name="ro1">
          <table:table-cell office:value-type="float" office:value="437.2053388" calcext:value-type="float">
            <text:p>437.2053388</text:p>
          </table:table-cell>
          <table:table-cell office:value-type="float" office:value="0.0005402683346" calcext:value-type="float">
            <text:p>0.0005402683346</text:p>
          </table:table-cell>
        </table:table-row>
        <table:table-row table:style-name="ro1">
          <table:table-cell office:value-type="float" office:value="437.862423" calcext:value-type="float">
            <text:p>437.862423</text:p>
          </table:table-cell>
          <table:table-cell office:value-type="float" office:value="0.000542887646" calcext:value-type="float">
            <text:p>0.000542887646</text:p>
          </table:table-cell>
        </table:table-row>
        <table:table-row table:style-name="ro1">
          <table:table-cell office:value-type="float" office:value="438.5195072" calcext:value-type="float">
            <text:p>438.5195072</text:p>
          </table:table-cell>
          <table:table-cell office:value-type="float" office:value="0.0005455196563" calcext:value-type="float">
            <text:p>0.0005455196563</text:p>
          </table:table-cell>
        </table:table-row>
        <table:table-row table:style-name="ro1">
          <table:table-cell office:value-type="float" office:value="439.1765914" calcext:value-type="float">
            <text:p>439.1765914</text:p>
          </table:table-cell>
          <table:table-cell office:value-type="float" office:value="0.0005455411507" calcext:value-type="float">
            <text:p>0.0005455411507</text:p>
          </table:table-cell>
        </table:table-row>
        <table:table-row table:style-name="ro1">
          <table:table-cell office:value-type="float" office:value="439.8336756" calcext:value-type="float">
            <text:p>439.8336756</text:p>
          </table:table-cell>
          <table:table-cell office:value-type="float" office:value="0.0005403534894" calcext:value-type="float">
            <text:p>0.0005403534894</text:p>
          </table:table-cell>
        </table:table-row>
        <table:table-row table:style-name="ro1">
          <table:table-cell office:value-type="float" office:value="440.4907598" calcext:value-type="float">
            <text:p>440.4907598</text:p>
          </table:table-cell>
          <table:table-cell office:value-type="float" office:value="0.0005352151586" calcext:value-type="float">
            <text:p>0.0005352151586</text:p>
          </table:table-cell>
        </table:table-row>
        <table:table-row table:style-name="ro1">
          <table:table-cell office:value-type="float" office:value="441.1478439" calcext:value-type="float">
            <text:p>441.1478439</text:p>
          </table:table-cell>
          <table:table-cell office:value-type="float" office:value="0.0005275887384" calcext:value-type="float">
            <text:p>0.0005275887384</text:p>
          </table:table-cell>
        </table:table-row>
        <table:table-row table:style-name="ro1">
          <table:table-cell office:value-type="float" office:value="441.8049281" calcext:value-type="float">
            <text:p>441.8049281</text:p>
          </table:table-cell>
          <table:table-cell office:value-type="float" office:value="0.0005225717902" calcext:value-type="float">
            <text:p>0.0005225717902</text:p>
          </table:table-cell>
        </table:table-row>
        <table:table-row table:style-name="ro1">
          <table:table-cell office:value-type="float" office:value="442.5277207" calcext:value-type="float">
            <text:p>442.5277207</text:p>
          </table:table-cell>
          <table:table-cell office:value-type="float" office:value="0.0005151275583" calcext:value-type="float">
            <text:p>0.0005151275583</text:p>
          </table:table-cell>
        </table:table-row>
        <table:table-row table:style-name="ro1">
          <table:table-cell office:value-type="float" office:value="443.2505133" calcext:value-type="float">
            <text:p>443.2505133</text:p>
          </table:table-cell>
          <table:table-cell office:value-type="float" office:value="0.0005053593133" calcext:value-type="float">
            <text:p>0.0005053593133</text:p>
          </table:table-cell>
        </table:table-row>
        <table:table-row table:style-name="ro1">
          <table:table-cell office:value-type="float" office:value="443.9075975" calcext:value-type="float">
            <text:p>443.9075975</text:p>
          </table:table-cell>
          <table:table-cell office:value-type="float" office:value="0.0005005537493" calcext:value-type="float">
            <text:p>0.0005005537493</text:p>
          </table:table-cell>
        </table:table-row>
        <table:table-row table:style-name="ro1">
          <table:table-cell office:value-type="float" office:value="444.5646817" calcext:value-type="float">
            <text:p>444.5646817</text:p>
          </table:table-cell>
          <table:table-cell office:value-type="float" office:value="0.0004887099301" calcext:value-type="float">
            <text:p>0.0004887099301</text:p>
          </table:table-cell>
        </table:table-row>
        <table:table-row table:style-name="ro1">
          <table:table-cell office:value-type="float" office:value="445.2217659" calcext:value-type="float">
            <text:p>445.2217659</text:p>
          </table:table-cell>
          <table:table-cell office:value-type="float" office:value="0.0004794407475" calcext:value-type="float">
            <text:p>0.0004794407475</text:p>
          </table:table-cell>
        </table:table-row>
        <table:table-row table:style-name="ro1">
          <table:table-cell office:value-type="float" office:value="445.8788501" calcext:value-type="float">
            <text:p>445.8788501</text:p>
          </table:table-cell>
          <table:table-cell office:value-type="float" office:value="0.0004726090714" calcext:value-type="float">
            <text:p>0.0004726090714</text:p>
          </table:table-cell>
        </table:table-row>
        <table:table-row table:style-name="ro1">
          <table:table-cell office:value-type="float" office:value="446.5359343" calcext:value-type="float">
            <text:p>446.5359343</text:p>
          </table:table-cell>
          <table:table-cell office:value-type="float" office:value="0.0004636452679" calcext:value-type="float">
            <text:p>0.0004636452679</text:p>
          </table:table-cell>
        </table:table-row>
        <table:table-row table:style-name="ro1">
          <table:table-cell office:value-type="float" office:value="447.1930185" calcext:value-type="float">
            <text:p>447.1930185</text:p>
          </table:table-cell>
          <table:table-cell office:value-type="float" office:value="0.0004592363711" calcext:value-type="float">
            <text:p>0.0004592363711</text:p>
          </table:table-cell>
        </table:table-row>
        <table:table-row table:style-name="ro1">
          <table:table-cell office:value-type="float" office:value="447.8501027" calcext:value-type="float">
            <text:p>447.8501027</text:p>
          </table:table-cell>
          <table:table-cell office:value-type="float" office:value="0.0004548693995" calcext:value-type="float">
            <text:p>0.0004548693995</text:p>
          </table:table-cell>
        </table:table-row>
        <table:table-row table:style-name="ro1">
          <table:table-cell office:value-type="float" office:value="448.5071869" calcext:value-type="float">
            <text:p>448.5071869</text:p>
          </table:table-cell>
          <table:table-cell office:value-type="float" office:value="0.0004462420578" calcext:value-type="float">
            <text:p>0.0004462420578</text:p>
          </table:table-cell>
        </table:table-row>
        <table:table-row table:style-name="ro1">
          <table:table-cell office:value-type="float" office:value="449.0328542" calcext:value-type="float">
            <text:p>449.0328542</text:p>
          </table:table-cell>
          <table:table-cell office:value-type="float" office:value="0.0004419951687" calcext:value-type="float">
            <text:p>0.0004419951687</text:p>
          </table:table-cell>
        </table:table-row>
        <table:table-row table:style-name="ro1">
          <table:table-cell office:value-type="float" office:value="449.5585216" calcext:value-type="float">
            <text:p>449.5585216</text:p>
          </table:table-cell>
          <table:table-cell office:value-type="float" office:value="0.0004356936311" calcext:value-type="float">
            <text:p>0.0004356936311</text:p>
          </table:table-cell>
        </table:table-row>
        <table:table-row table:style-name="ro1">
          <table:table-cell office:value-type="float" office:value="450.2156057" calcext:value-type="float">
            <text:p>450.2156057</text:p>
          </table:table-cell>
          <table:table-cell office:value-type="float" office:value="0.000429485319" calcext:value-type="float">
            <text:p>0.000429485319</text:p>
          </table:table-cell>
        </table:table-row>
        <table:table-row table:style-name="ro1">
          <table:table-cell office:value-type="float" office:value="451.0041068" calcext:value-type="float">
            <text:p>451.0041068</text:p>
          </table:table-cell>
          <table:table-cell office:value-type="float" office:value="0.000429505626" calcext:value-type="float">
            <text:p>0.000429505626</text:p>
          </table:table-cell>
        </table:table-row>
        <table:table-row table:style-name="ro1">
          <table:table-cell office:value-type="float" office:value="451.5297741" calcext:value-type="float">
            <text:p>451.5297741</text:p>
          </table:table-cell>
          <table:table-cell office:value-type="float" office:value="0.0004295191645" calcext:value-type="float">
            <text:p>0.0004295191645</text:p>
          </table:table-cell>
        </table:table-row>
        <table:table-row table:style-name="ro1">
          <table:table-cell office:value-type="float" office:value="452.1868583" calcext:value-type="float">
            <text:p>452.1868583</text:p>
          </table:table-cell>
          <table:table-cell office:value-type="float" office:value="0.0004336769345" calcext:value-type="float">
            <text:p>0.0004336769345</text:p>
          </table:table-cell>
        </table:table-row>
        <table:table-row table:style-name="ro1">
          <table:table-cell office:value-type="float" office:value="452.8439425" calcext:value-type="float">
            <text:p>452.8439425</text:p>
          </table:table-cell>
          <table:table-cell office:value-type="float" office:value="0.000437874952" calcext:value-type="float">
            <text:p>0.000437874952</text:p>
          </table:table-cell>
        </table:table-row>
        <table:table-row table:style-name="ro1">
          <table:table-cell office:value-type="float" office:value="453.5010267" calcext:value-type="float">
            <text:p>453.5010267</text:p>
          </table:table-cell>
          <table:table-cell office:value-type="float" office:value="0.0004463757034" calcext:value-type="float">
            <text:p>0.0004463757034</text:p>
          </table:table-cell>
        </table:table-row>
        <table:table-row table:style-name="ro1">
          <table:table-cell office:value-type="float" office:value="454.1581109" calcext:value-type="float">
            <text:p>454.1581109</text:p>
          </table:table-cell>
          <table:table-cell office:value-type="float" office:value="0.0004550414855" calcext:value-type="float">
            <text:p>0.0004550414855</text:p>
          </table:table-cell>
        </table:table-row>
        <table:table-row table:style-name="ro1">
          <table:table-cell office:value-type="float" office:value="454.6837782" calcext:value-type="float">
            <text:p>454.6837782</text:p>
          </table:table-cell>
          <table:table-cell office:value-type="float" office:value="0.000468343699" calcext:value-type="float">
            <text:p>0.000468343699</text:p>
          </table:table-cell>
        </table:table-row>
        <table:table-row table:style-name="ro1">
          <table:table-cell office:value-type="float" office:value="455.2094456" calcext:value-type="float">
            <text:p>455.2094456</text:p>
          </table:table-cell>
          <table:table-cell office:value-type="float" office:value="0.0004866817238" calcext:value-type="float">
            <text:p>0.0004866817238</text:p>
          </table:table-cell>
        </table:table-row>
        <table:table-row table:style-name="ro1">
          <table:table-cell office:value-type="float" office:value="455.7351129" calcext:value-type="float">
            <text:p>455.7351129</text:p>
          </table:table-cell>
          <table:table-cell office:value-type="float" office:value="0.0005033175341" calcext:value-type="float">
            <text:p>0.0005033175341</text:p>
          </table:table-cell>
        </table:table-row>
        <table:table-row table:style-name="ro1">
          <table:table-cell office:value-type="float" office:value="456.2607803" calcext:value-type="float">
            <text:p>456.2607803</text:p>
          </table:table-cell>
          <table:table-cell office:value-type="float" office:value="0.0005205219916" calcext:value-type="float">
            <text:p>0.0005205219916</text:p>
          </table:table-cell>
        </table:table-row>
        <table:table-row table:style-name="ro1">
          <table:table-cell office:value-type="float" office:value="456.7864476" calcext:value-type="float">
            <text:p>456.7864476</text:p>
          </table:table-cell>
          <table:table-cell office:value-type="float" office:value="0.0005409030605" calcext:value-type="float">
            <text:p>0.0005409030605</text:p>
          </table:table-cell>
        </table:table-row>
        <table:table-row table:style-name="ro1">
          <table:table-cell office:value-type="float" office:value="457.1806982" calcext:value-type="float">
            <text:p>457.1806982</text:p>
          </table:table-cell>
          <table:table-cell office:value-type="float" office:value="0.000562077722" calcext:value-type="float">
            <text:p>0.000562077722</text:p>
          </table:table-cell>
        </table:table-row>
        <table:table-row table:style-name="ro1">
          <table:table-cell office:value-type="float" office:value="457.5749487" calcext:value-type="float">
            <text:p>457.5749487</text:p>
          </table:table-cell>
          <table:table-cell office:value-type="float" office:value="0.0005868899049" calcext:value-type="float">
            <text:p>0.0005868899049</text:p>
          </table:table-cell>
        </table:table-row>
        <table:table-row table:style-name="ro1">
          <table:table-cell office:value-type="float" office:value="458.100616" calcext:value-type="float">
            <text:p>458.100616</text:p>
          </table:table-cell>
          <table:table-cell office:value-type="float" office:value="0.0006187098002" calcext:value-type="float">
            <text:p>0.0006187098002</text:p>
          </table:table-cell>
        </table:table-row>
        <table:table-row table:style-name="ro1">
          <table:table-cell office:value-type="float" office:value="458.4948665" calcext:value-type="float">
            <text:p>458.4948665</text:p>
          </table:table-cell>
          <table:table-cell office:value-type="float" office:value="0.0006491283778" calcext:value-type="float">
            <text:p>0.0006491283778</text:p>
          </table:table-cell>
        </table:table-row>
        <table:table-row table:style-name="ro1">
          <table:table-cell office:value-type="float" office:value="458.889117" calcext:value-type="float">
            <text:p>458.889117</text:p>
          </table:table-cell>
          <table:table-cell office:value-type="float" office:value="0.0006810424704" calcext:value-type="float">
            <text:p>0.0006810424704</text:p>
          </table:table-cell>
        </table:table-row>
        <table:table-row table:style-name="ro1">
          <table:table-cell office:value-type="float" office:value="459.1519507" calcext:value-type="float">
            <text:p>459.1519507</text:p>
          </table:table-cell>
          <table:table-cell office:value-type="float" office:value="0.0007214081434" calcext:value-type="float">
            <text:p>0.0007214081434</text:p>
          </table:table-cell>
        </table:table-row>
        <table:table-row table:style-name="ro1">
          <table:table-cell office:value-type="float" office:value="459.5462012" calcext:value-type="float">
            <text:p>459.5462012</text:p>
          </table:table-cell>
          <table:table-cell office:value-type="float" office:value="0.0007568758368" calcext:value-type="float">
            <text:p>0.0007568758368</text:p>
          </table:table-cell>
        </table:table-row>
        <table:table-row table:style-name="ro1">
          <table:table-cell office:value-type="float" office:value="459.9404517" calcext:value-type="float">
            <text:p>459.9404517</text:p>
          </table:table-cell>
          <table:table-cell office:value-type="float" office:value="0.000801742503" calcext:value-type="float">
            <text:p>0.000801742503</text:p>
          </table:table-cell>
        </table:table-row>
        <table:table-row table:style-name="ro1">
          <table:table-cell office:value-type="float" office:value="460.3347023" calcext:value-type="float">
            <text:p>460.3347023</text:p>
          </table:table-cell>
          <table:table-cell office:value-type="float" office:value="0.0008411597977" calcext:value-type="float">
            <text:p>0.0008411597977</text:p>
          </table:table-cell>
        </table:table-row>
        <table:table-row table:style-name="ro1">
          <table:table-cell office:value-type="float" office:value="460.7289528" calcext:value-type="float">
            <text:p>460.7289528</text:p>
          </table:table-cell>
          <table:table-cell office:value-type="float" office:value="0.0008910227131" calcext:value-type="float">
            <text:p>0.0008910227131</text:p>
          </table:table-cell>
        </table:table-row>
        <table:table-row table:style-name="ro1">
          <table:table-cell office:value-type="float" office:value="461.0574949" calcext:value-type="float">
            <text:p>461.0574949</text:p>
          </table:table-cell>
          <table:table-cell office:value-type="float" office:value="0.0009529365776" calcext:value-type="float">
            <text:p>0.0009529365776</text:p>
          </table:table-cell>
        </table:table-row>
        <table:table-row table:style-name="ro1">
          <table:table-cell office:value-type="float" office:value="461.5174538" calcext:value-type="float">
            <text:p>461.5174538</text:p>
          </table:table-cell>
          <table:table-cell office:value-type="float" office:value="0.001019160638" calcext:value-type="float">
            <text:p>0.001019160638</text:p>
          </table:table-cell>
        </table:table-row>
        <table:table-row table:style-name="ro1">
          <table:table-cell office:value-type="float" office:value="461.7802875" calcext:value-type="float">
            <text:p>461.7802875</text:p>
          </table:table-cell>
          <table:table-cell office:value-type="float" office:value="0.001079566717" calcext:value-type="float">
            <text:p>0.001079566717</text:p>
          </table:table-cell>
        </table:table-row>
        <table:table-row table:style-name="ro1">
          <table:table-cell office:value-type="float" office:value="462.174538" calcext:value-type="float">
            <text:p>462.174538</text:p>
          </table:table-cell>
          <table:table-cell office:value-type="float" office:value="0.001154586354" calcext:value-type="float">
            <text:p>0.001154586354</text:p>
          </table:table-cell>
        </table:table-row>
        <table:table-row table:style-name="ro1">
          <table:table-cell office:value-type="float" office:value="462.5687885" calcext:value-type="float">
            <text:p>462.5687885</text:p>
          </table:table-cell>
          <table:table-cell office:value-type="float" office:value="0.001223028809" calcext:value-type="float">
            <text:p>0.001223028809</text:p>
          </table:table-cell>
        </table:table-row>
        <table:table-row table:style-name="ro1">
          <table:table-cell office:value-type="float" office:value="462.8973306" calcext:value-type="float">
            <text:p>462.8973306</text:p>
          </table:table-cell>
          <table:table-cell office:value-type="float" office:value="0.001314302225" calcext:value-type="float">
            <text:p>0.001314302225</text:p>
          </table:table-cell>
        </table:table-row>
        <table:table-row table:style-name="ro1">
          <table:table-cell office:value-type="float" office:value="463.0944559" calcext:value-type="float">
            <text:p>463.0944559</text:p>
          </table:table-cell>
          <table:table-cell office:value-type="float" office:value="0.001385533539" calcext:value-type="float">
            <text:p>0.001385533539</text:p>
          </table:table-cell>
        </table:table-row>
        <table:table-row table:style-name="ro1">
          <table:table-cell office:value-type="float" office:value="463.3572895" calcext:value-type="float">
            <text:p>463.3572895</text:p>
          </table:table-cell>
          <table:table-cell office:value-type="float" office:value="0.001467654693" calcext:value-type="float">
            <text:p>0.001467654693</text:p>
          </table:table-cell>
        </table:table-row>
        <table:table-row table:style-name="ro1">
          <table:table-cell office:value-type="float" office:value="463.75154" calcext:value-type="float">
            <text:p>463.75154</text:p>
          </table:table-cell>
          <table:table-cell table:style-name="ce1" office:value-type="string" calcext:value-type="string">
            <text:p>0. 001569642761</text:p>
          </table:table-cell>
        </table:table-row>
        <table:table-row table:style-name="ro1">
          <table:table-cell office:value-type="float" office:value="464.0143737" calcext:value-type="float">
            <text:p>464.0143737</text:p>
          </table:table-cell>
          <table:table-cell office:value-type="float" office:value="0.001662676145" calcext:value-type="float">
            <text:p>0.001662676145</text:p>
          </table:table-cell>
        </table:table-row>
        <table:table-row table:style-name="ro1">
          <table:table-cell office:value-type="float" office:value="464.2772074" calcext:value-type="float">
            <text:p>464.2772074</text:p>
          </table:table-cell>
          <table:table-cell office:value-type="float" office:value="0.001778202339" calcext:value-type="float">
            <text:p>0.001778202339</text:p>
          </table:table-cell>
        </table:table-row>
        <table:table-row table:style-name="ro1">
          <table:table-cell office:value-type="float" office:value="464.6714579" calcext:value-type="float">
            <text:p>464.6714579</text:p>
          </table:table-cell>
          <table:table-cell office:value-type="float" office:value="0.00190177052" calcext:value-type="float">
            <text:p>0.00190177052</text:p>
          </table:table-cell>
        </table:table-row>
        <table:table-row table:style-name="ro1">
          <table:table-cell office:value-type="float" office:value="464.9342916" calcext:value-type="float">
            <text:p>464.9342916</text:p>
          </table:table-cell>
          <table:table-cell office:value-type="float" office:value="0.002014489256" calcext:value-type="float">
            <text:p>0.002014489256</text:p>
          </table:table-cell>
        </table:table-row>
        <table:table-row table:style-name="ro1">
          <table:table-cell office:value-type="float" office:value="465.1971253" calcext:value-type="float">
            <text:p>465.1971253</text:p>
          </table:table-cell>
          <table:table-cell office:value-type="float" office:value="0.002133888879" calcext:value-type="float">
            <text:p>0.002133888879</text:p>
          </table:table-cell>
        </table:table-row>
        <table:table-row table:style-name="ro1">
          <table:table-cell office:value-type="float" office:value="465.4599589" calcext:value-type="float">
            <text:p>465.4599589</text:p>
          </table:table-cell>
          <table:table-cell office:value-type="float" office:value="0.002282155913" calcext:value-type="float">
            <text:p>0.002282155913</text:p>
          </table:table-cell>
        </table:table-row>
        <table:table-row table:style-name="ro1">
          <table:table-cell office:value-type="float" office:value="465.7227926" calcext:value-type="float">
            <text:p>465.7227926</text:p>
          </table:table-cell>
          <table:table-cell office:value-type="float" office:value="0.002440724849" calcext:value-type="float">
            <text:p>0.002440724849</text:p>
          </table:table-cell>
        </table:table-row>
        <table:table-row table:style-name="ro1">
          <table:table-cell office:value-type="float" office:value="465.9856263" calcext:value-type="float">
            <text:p>465.9856263</text:p>
          </table:table-cell>
          <table:table-cell office:value-type="float" office:value="0.002585387635" calcext:value-type="float">
            <text:p>0.002585387635</text:p>
          </table:table-cell>
        </table:table-row>
        <table:table-row table:style-name="ro1">
          <table:table-cell office:value-type="float" office:value="466.24846" calcext:value-type="float">
            <text:p>466.24846</text:p>
          </table:table-cell>
          <table:table-cell table:style-name="ce1" office:value-type="string" calcext:value-type="string">
            <text:p>0. 002712475632</text:p>
          </table:table-cell>
        </table:table-row>
        <table:table-row table:style-name="ro1">
          <table:table-cell office:value-type="float" office:value="466.5112936" calcext:value-type="float">
            <text:p>466.5112936</text:p>
          </table:table-cell>
          <table:table-cell office:value-type="float" office:value="0.002873245201" calcext:value-type="float">
            <text:p>0.002873245201</text:p>
          </table:table-cell>
        </table:table-row>
        <table:table-row table:style-name="ro1">
          <table:table-cell office:value-type="float" office:value="466.7741273" calcext:value-type="float">
            <text:p>466.7741273</text:p>
          </table:table-cell>
          <table:table-cell office:value-type="float" office:value="0.003072884248" calcext:value-type="float">
            <text:p>0.003072884248</text:p>
          </table:table-cell>
        </table:table-row>
        <table:table-row table:style-name="ro1">
          <table:table-cell office:value-type="float" office:value="467.036961" calcext:value-type="float">
            <text:p>467.036961</text:p>
          </table:table-cell>
          <table:table-cell office:value-type="float" office:value="0.003286394632" calcext:value-type="float">
            <text:p>0.003286394632</text:p>
          </table:table-cell>
        </table:table-row>
        <table:table-row table:style-name="ro1">
          <table:table-cell office:value-type="float" office:value="467.2997947" calcext:value-type="float">
            <text:p>467.2997947</text:p>
          </table:table-cell>
          <table:table-cell office:value-type="float" office:value="0.00348118062" calcext:value-type="float">
            <text:p>0.00348118062</text:p>
          </table:table-cell>
        </table:table-row>
        <table:table-row table:style-name="ro1">
          <table:table-cell office:value-type="float" office:value="467.5626283" calcext:value-type="float">
            <text:p>467.5626283</text:p>
          </table:table-cell>
          <table:table-cell office:value-type="float" office:value="0.003723060284" calcext:value-type="float">
            <text:p>0.003723060284</text:p>
          </table:table-cell>
        </table:table-row>
        <table:table-row table:style-name="ro1">
          <table:table-cell office:value-type="float" office:value="467.825462" calcext:value-type="float">
            <text:p>467.825462</text:p>
          </table:table-cell>
          <table:table-cell office:value-type="float" office:value="0.003943727629" calcext:value-type="float">
            <text:p>0.003943727629</text:p>
          </table:table-cell>
        </table:table-row>
        <table:table-row table:style-name="ro1">
          <table:table-cell office:value-type="float" office:value="468.0882957" calcext:value-type="float">
            <text:p>468.0882957</text:p>
          </table:table-cell>
          <table:table-cell office:value-type="float" office:value="0.00417747402" calcext:value-type="float">
            <text:p>0.00417747402</text:p>
          </table:table-cell>
        </table:table-row>
        <table:table-row table:style-name="ro1">
          <table:table-cell office:value-type="float" office:value="468.3511294" calcext:value-type="float">
            <text:p>468.3511294</text:p>
          </table:table-cell>
          <table:table-cell office:value-type="float" office:value="0.004425074658" calcext:value-type="float">
            <text:p>0.004425074658</text:p>
          </table:table-cell>
        </table:table-row>
        <table:table-row table:style-name="ro1">
          <table:table-cell office:value-type="float" office:value="468.613963" calcext:value-type="float">
            <text:p>468.613963</text:p>
          </table:table-cell>
          <table:table-cell office:value-type="float" office:value="0.004732538041" calcext:value-type="float">
            <text:p>0.004732538041</text:p>
          </table:table-cell>
        </table:table-row>
        <table:table-row table:style-name="ro1">
          <table:table-cell office:value-type="float" office:value="468.8767967" calcext:value-type="float">
            <text:p>468.8767967</text:p>
          </table:table-cell>
          <table:table-cell office:value-type="float" office:value="0.00506136462" calcext:value-type="float">
            <text:p>0.00506136462</text:p>
          </table:table-cell>
        </table:table-row>
        <table:table-row table:style-name="ro1">
          <table:table-cell office:value-type="float" office:value="469.1396304" calcext:value-type="float">
            <text:p>469.1396304</text:p>
          </table:table-cell>
          <table:table-cell office:value-type="float" office:value="0.005310162395" calcext:value-type="float">
            <text:p>0.005310162395</text:p>
          </table:table-cell>
        </table:table-row>
        <table:table-row table:style-name="ro1">
          <table:table-cell office:value-type="float" office:value="469.2710472" calcext:value-type="float">
            <text:p>469.2710472</text:p>
          </table:table-cell>
          <table:table-cell office:value-type="float" office:value="0.005624853623" calcext:value-type="float">
            <text:p>0.005624853623</text:p>
          </table:table-cell>
        </table:table-row>
        <table:table-row table:style-name="ro1">
          <table:table-cell office:value-type="float" office:value="469.6652977" calcext:value-type="float">
            <text:p>469.6652977</text:p>
          </table:table-cell>
          <table:table-cell office:value-type="float" office:value="0.006015727547" calcext:value-type="float">
            <text:p>0.006015727547</text:p>
          </table:table-cell>
        </table:table-row>
        <table:table-row table:style-name="ro1">
          <table:table-cell office:value-type="float" office:value="469.9281314" calcext:value-type="float">
            <text:p>469.9281314</text:p>
          </table:table-cell>
          <table:table-cell office:value-type="float" office:value="0.006433712799" calcext:value-type="float">
            <text:p>0.006433712799</text:p>
          </table:table-cell>
        </table:table-row>
        <table:table-row table:style-name="ro1">
          <table:table-cell office:value-type="float" office:value="470.1909651" calcext:value-type="float">
            <text:p>470.1909651</text:p>
          </table:table-cell>
          <table:table-cell office:value-type="float" office:value="0.006815041656" calcext:value-type="float">
            <text:p>0.006815041656</text:p>
          </table:table-cell>
        </table:table-row>
        <table:table-row table:style-name="ro1">
          <table:table-cell office:value-type="float" office:value="470.4537988" calcext:value-type="float">
            <text:p>470.4537988</text:p>
          </table:table-cell>
          <table:table-cell office:value-type="float" office:value="0.007218972033" calcext:value-type="float">
            <text:p>0.007218972033</text:p>
          </table:table-cell>
        </table:table-row>
        <table:table-row table:style-name="ro1">
          <table:table-cell office:value-type="float" office:value="470.7166324" calcext:value-type="float">
            <text:p>470.7166324</text:p>
          </table:table-cell>
          <table:table-cell office:value-type="float" office:value="0.007720561213" calcext:value-type="float">
            <text:p>0.007720561213</text:p>
          </table:table-cell>
        </table:table-row>
        <table:table-row table:style-name="ro1">
          <table:table-cell office:value-type="float" office:value="470.9794661" calcext:value-type="float">
            <text:p>470.9794661</text:p>
          </table:table-cell>
          <table:table-cell office:value-type="float" office:value="0.008336601623" calcext:value-type="float">
            <text:p>0.008336601623</text:p>
          </table:table-cell>
        </table:table-row>
        <table:table-row table:style-name="ro1">
          <table:table-cell office:value-type="float" office:value="471.3737166" calcext:value-type="float">
            <text:p>471.3737166</text:p>
          </table:table-cell>
          <table:table-cell office:value-type="float" office:value="0.008830785087" calcext:value-type="float">
            <text:p>0.008830785087</text:p>
          </table:table-cell>
        </table:table-row>
        <table:table-row table:style-name="ro1">
          <table:table-cell office:value-type="float" office:value="471.5051335" calcext:value-type="float">
            <text:p>471.5051335</text:p>
          </table:table-cell>
          <table:table-cell office:value-type="float" office:value="0.009399095692" calcext:value-type="float">
            <text:p>0.009399095692</text:p>
          </table:table-cell>
        </table:table-row>
        <table:table-row table:style-name="ro1">
          <table:table-cell office:value-type="float" office:value="471.7679671" calcext:value-type="float">
            <text:p>471.7679671</text:p>
          </table:table-cell>
          <table:table-cell office:value-type="float" office:value="0.009908538073" calcext:value-type="float">
            <text:p>0.009908538073</text:p>
          </table:table-cell>
        </table:table-row>
        <table:table-row table:style-name="ro1">
          <table:table-cell office:value-type="float" office:value="472.0965092" calcext:value-type="float">
            <text:p>472.0965092</text:p>
          </table:table-cell>
          <table:table-cell office:value-type="float" office:value="0.01064800235" calcext:value-type="float">
            <text:p>0.01064800235</text:p>
          </table:table-cell>
        </table:table-row>
        <table:table-row table:style-name="ro1">
          <table:table-cell office:value-type="float" office:value="472.3593429" calcext:value-type="float">
            <text:p>472.3593429</text:p>
          </table:table-cell>
          <table:table-cell office:value-type="float" office:value="0.01122513698" calcext:value-type="float">
            <text:p>0.01122513698</text:p>
          </table:table-cell>
        </table:table-row>
        <table:table-row table:style-name="ro1">
          <table:table-cell office:value-type="float" office:value="472.687885" calcext:value-type="float">
            <text:p>472.687885</text:p>
          </table:table-cell>
          <table:table-cell office:value-type="float" office:value="0.01189050241" calcext:value-type="float">
            <text:p>0.01189050241</text:p>
          </table:table-cell>
        </table:table-row>
        <table:table-row table:style-name="ro1">
          <table:table-cell office:value-type="float" office:value="472.9507187" calcext:value-type="float">
            <text:p>472.9507187</text:p>
          </table:table-cell>
          <table:table-cell office:value-type="float" office:value="0.01259525748" calcext:value-type="float">
            <text:p>0.01259525748</text:p>
          </table:table-cell>
        </table:table-row>
        <table:table-row table:style-name="ro1">
          <table:table-cell office:value-type="float" office:value="473.0821355" calcext:value-type="float">
            <text:p>473.0821355</text:p>
          </table:table-cell>
          <table:table-cell office:value-type="float" office:value="0.01340583302" calcext:value-type="float">
            <text:p>0.01340583302</text:p>
          </table:table-cell>
        </table:table-row>
        <table:table-row table:style-name="ro1">
          <table:table-cell office:value-type="float" office:value="473.3449692" calcext:value-type="float">
            <text:p>473.3449692</text:p>
          </table:table-cell>
          <table:table-cell office:value-type="float" office:value="0.01426868609" calcext:value-type="float">
            <text:p>0.01426868609</text:p>
          </table:table-cell>
        </table:table-row>
        <table:table-row table:style-name="ro1">
          <table:table-cell office:value-type="float" office:value="473.6078029" calcext:value-type="float">
            <text:p>473.6078029</text:p>
          </table:table-cell>
          <table:table-cell office:value-type="float" office:value="0.0151143971" calcext:value-type="float">
            <text:p>0.0151143971</text:p>
          </table:table-cell>
        </table:table-row>
        <table:table-row table:style-name="ro1">
          <table:table-cell office:value-type="float" office:value="473.8706366" calcext:value-type="float">
            <text:p>473.8706366</text:p>
          </table:table-cell>
          <table:table-cell office:value-type="float" office:value="0.01616457682" calcext:value-type="float">
            <text:p>0.01616457682</text:p>
          </table:table-cell>
        </table:table-row>
        <table:table-row table:style-name="ro1">
          <table:table-cell office:value-type="float" office:value="474.1991786" calcext:value-type="float">
            <text:p>474.1991786</text:p>
          </table:table-cell>
          <table:table-cell office:value-type="float" office:value="0.01704078362" calcext:value-type="float">
            <text:p>0.01704078362</text:p>
          </table:table-cell>
        </table:table-row>
        <table:table-row table:style-name="ro1">
          <table:table-cell office:value-type="float" office:value="474.4620123" calcext:value-type="float">
            <text:p>474.4620123</text:p>
          </table:table-cell>
          <table:table-cell office:value-type="float" office:value="0.01822481268" calcext:value-type="float">
            <text:p>0.01822481268</text:p>
          </table:table-cell>
        </table:table-row>
        <table:table-row table:style-name="ro1">
          <table:table-cell office:value-type="float" office:value="474.724846" calcext:value-type="float">
            <text:p>474.724846</text:p>
          </table:table-cell>
          <table:table-cell office:value-type="float" office:value="0.01939783457" calcext:value-type="float">
            <text:p>0.01939783457</text:p>
          </table:table-cell>
        </table:table-row>
        <table:table-row table:style-name="ro1">
          <table:table-cell office:value-type="float" office:value="474.9219713" calcext:value-type="float">
            <text:p>474.9219713</text:p>
          </table:table-cell>
          <table:table-cell office:value-type="float" office:value="0.0205474714" calcext:value-type="float">
            <text:p>0.0205474714</text:p>
          </table:table-cell>
        </table:table-row>
        <table:table-row table:style-name="ro1">
          <table:table-cell office:value-type="float" office:value="475.3162218" calcext:value-type="float">
            <text:p>475.3162218</text:p>
          </table:table-cell>
          <table:table-cell office:value-type="float" office:value="0.02166133996" calcext:value-type="float">
            <text:p>0.02166133996</text:p>
          </table:table-cell>
        </table:table-row>
        <table:table-row table:style-name="ro1">
          <table:table-cell office:value-type="float" office:value="475.5790554" calcext:value-type="float">
            <text:p>475.5790554</text:p>
          </table:table-cell>
          <table:table-cell office:value-type="float" office:value="0.02305555049" calcext:value-type="float">
            <text:p>0.02305555049</text:p>
          </table:table-cell>
        </table:table-row>
        <table:table-row table:style-name="ro1">
          <table:table-cell office:value-type="float" office:value="475.8418891" calcext:value-type="float">
            <text:p>475.8418891</text:p>
          </table:table-cell>
          <table:table-cell office:value-type="float" office:value="0.02442206264" calcext:value-type="float">
            <text:p>0.02442206264</text:p>
          </table:table-cell>
        </table:table-row>
        <table:table-row table:style-name="ro1">
          <table:table-cell office:value-type="float" office:value="476.1704312" calcext:value-type="float">
            <text:p>476.1704312</text:p>
          </table:table-cell>
          <table:table-cell office:value-type="float" office:value="0.02586967047" calcext:value-type="float">
            <text:p>0.02586967047</text:p>
          </table:table-cell>
        </table:table-row>
        <table:table-row table:style-name="ro1">
          <table:table-cell office:value-type="float" office:value="476.4989733" calcext:value-type="float">
            <text:p>476.4989733</text:p>
          </table:table-cell>
          <table:table-cell office:value-type="float" office:value="0.02766725795" calcext:value-type="float">
            <text:p>0.02766725795</text:p>
          </table:table-cell>
        </table:table-row>
        <table:table-row table:style-name="ro1">
          <table:table-cell office:value-type="float" office:value="476.761807" calcext:value-type="float">
            <text:p>476.761807</text:p>
          </table:table-cell>
          <table:table-cell office:value-type="float" office:value="0.02875011793" calcext:value-type="float">
            <text:p>0.02875011793</text:p>
          </table:table-cell>
        </table:table-row>
        <table:table-row table:style-name="ro1">
          <table:table-cell office:value-type="float" office:value="477.0246407" calcext:value-type="float">
            <text:p>477.0246407</text:p>
          </table:table-cell>
          <table:table-cell office:value-type="float" office:value="0.03074773587" calcext:value-type="float">
            <text:p>0.03074773587</text:p>
          </table:table-cell>
        </table:table-row>
        <table:table-row table:style-name="ro1">
          <table:table-cell office:value-type="float" office:value="477.1560575" calcext:value-type="float">
            <text:p>477.1560575</text:p>
          </table:table-cell>
          <table:table-cell office:value-type="float" office:value="0.03225892548" calcext:value-type="float">
            <text:p>0.03225892548</text:p>
          </table:table-cell>
        </table:table-row>
        <table:table-row table:style-name="ro1">
          <table:table-cell office:value-type="float" office:value="477.2874743" calcext:value-type="float">
            <text:p>477.2874743</text:p>
          </table:table-cell>
          <table:table-cell office:value-type="float" office:value="0.03417065626" calcext:value-type="float">
            <text:p>0.03417065626</text:p>
          </table:table-cell>
        </table:table-row>
        <table:table-row table:style-name="ro1">
          <table:table-cell office:value-type="float" office:value="477.550308" calcext:value-type="float">
            <text:p>477.550308</text:p>
          </table:table-cell>
          <table:table-cell office:value-type="float" office:value="0.03550805067" calcext:value-type="float">
            <text:p>0.03550805067</text:p>
          </table:table-cell>
        </table:table-row>
        <table:table-row table:style-name="ro1">
          <table:table-cell office:value-type="float" office:value="477.8131417" calcext:value-type="float">
            <text:p>477.8131417</text:p>
          </table:table-cell>
          <table:table-cell office:value-type="float" office:value="0.03725349378" calcext:value-type="float">
            <text:p>0.03725349378</text:p>
          </table:table-cell>
        </table:table-row>
        <table:table-row table:style-name="ro1">
          <table:table-cell office:value-type="float" office:value="478.2073922" calcext:value-type="float">
            <text:p>478.2073922</text:p>
          </table:table-cell>
          <table:table-cell office:value-type="float" office:value="0.03908504436" calcext:value-type="float">
            <text:p>0.03908504436</text:p>
          </table:table-cell>
        </table:table-row>
        <table:table-row table:style-name="ro1">
          <table:table-cell office:value-type="float" office:value="478.4702259" calcext:value-type="float">
            <text:p>478.4702259</text:p>
          </table:table-cell>
          <table:table-cell office:value-type="float" office:value="0.04100631912" calcext:value-type="float">
            <text:p>0.04100631912</text:p>
          </table:table-cell>
        </table:table-row>
        <table:table-row table:style-name="ro1">
          <table:table-cell office:value-type="float" office:value="478.8644764" calcext:value-type="float">
            <text:p>478.8644764</text:p>
          </table:table-cell>
          <table:table-cell office:value-type="float" office:value="0.04302237559" calcext:value-type="float">
            <text:p>0.04302237559</text:p>
          </table:table-cell>
        </table:table-row>
        <table:table-row table:style-name="ro1">
          <table:table-cell office:value-type="float" office:value="479.1273101" calcext:value-type="float">
            <text:p>479.1273101</text:p>
          </table:table-cell>
          <table:table-cell office:value-type="float" office:value="0.04557232984" calcext:value-type="float">
            <text:p>0.04557232984</text:p>
          </table:table-cell>
        </table:table-row>
        <table:table-row table:style-name="ro1">
          <table:table-cell office:value-type="float" office:value="479.3901437" calcext:value-type="float">
            <text:p>479.3901437</text:p>
          </table:table-cell>
          <table:table-cell office:value-type="float" office:value="0.04735597072" calcext:value-type="float">
            <text:p>0.04735597072</text:p>
          </table:table-cell>
        </table:table-row>
        <table:table-row table:style-name="ro1">
          <table:table-cell office:value-type="float" office:value="479.4558522" calcext:value-type="float">
            <text:p>479.4558522</text:p>
          </table:table-cell>
          <table:table-cell office:value-type="float" office:value="0.04968322605" calcext:value-type="float">
            <text:p>0.04968322605</text:p>
          </table:table-cell>
        </table:table-row>
        <table:table-row table:style-name="ro1">
          <table:table-cell office:value-type="float" office:value="479.6529774" calcext:value-type="float">
            <text:p>479.6529774</text:p>
          </table:table-cell>
          <table:table-cell office:value-type="float" office:value="0.05212526245" calcext:value-type="float">
            <text:p>0.05212526245</text:p>
          </table:table-cell>
        </table:table-row>
        <table:table-row table:style-name="ro1">
          <table:table-cell office:value-type="float" office:value="479.9158111" calcext:value-type="float">
            <text:p>479.9158111</text:p>
          </table:table-cell>
          <table:table-cell office:value-type="float" office:value="0.05468754561" calcext:value-type="float">
            <text:p>0.054687545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1-05-27T14:25:58.690944442</dc:date>
    <meta:editing-duration>PT1M48S</meta:editing-duration>
    <meta:editing-cycles>1</meta:editing-cycles>
    <meta:document-statistic meta:table-count="1" meta:cell-count="530" meta:object-count="1"/>
    <meta:generator>LibreOffice/6.3.6.2$Linux_X86_64 LibreOffice_project/30$Build-2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5_EJ280_WLSabsorptionLength_350-480nm'.A1:'5_EJ280_WLSabsorptionLength_350-480nm'.B265" svg:x="0.32cm" svg:y="0.18cm" svg:width="12.508cm" svg:height="8.64cm">
          <chartooo:coordinate-region svg:x="1.603cm" svg:y="0.379cm" svg:width="10.94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_EJ280_WLSabsorptionLength_350-480nm'.B1:'5_EJ280_WLSabsorptionLength_350-480nm'.B265" chart:class="chart:scatter">
            <chart:domain table:cell-range-address="'5_EJ280_WLSabsorptionLength_350-480nm'.A1:'5_EJ280_WLSabsorptionLength_350-480nm'.A265"/>
            <chart:data-point chart:repeated="2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">
                <text:p>350</text:p>
                <draw:g>
                  <svg:desc>'5_EJ280_WLSabsorptionLength_350-480nm'.A1:'5_EJ280_WLSabsorptionLength_350-480nm'.A265</svg:desc>
                </draw:g>
              </table:table-cell>
              <table:table-cell office:value-type="float" office:value="10">
                <text:p>10</text:p>
                <draw:g>
                  <svg:desc>'5_EJ280_WLSabsorptionLength_350-480nm'.B1:'5_EJ280_WLSabsorptionLength_350-480nm'.B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.6016427">
                <text:p>350.6016427</text:p>
              </table:table-cell>
              <table:table-cell office:value-type="float" office:value="0.006637749767">
                <text:p>0.00663774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1.2587269">
                <text:p>351.2587269</text:p>
              </table:table-cell>
              <table:table-cell office:value-type="float" office:value="0.006574630059">
                <text:p>0.006574630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.6529774">
                <text:p>351.6529774</text:p>
              </table:table-cell>
              <table:table-cell office:value-type="float" office:value="0.006388245357">
                <text:p>0.006388245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.0472279">
                <text:p>352.0472279</text:p>
              </table:table-cell>
              <table:table-cell office:value-type="float" office:value="0.006089175924">
                <text:p>0.006089175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2.7043121">
                <text:p>352.7043121</text:p>
              </table:table-cell>
              <table:table-cell office:value-type="float" office:value="0.00597368475">
                <text:p>0.00597368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3.3613963">
                <text:p>353.3613963</text:p>
              </table:table-cell>
              <table:table-cell office:value-type="float" office:value="0.005916879772">
                <text:p>0.005916879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3.8870637">
                <text:p>353.8870637</text:p>
              </table:table-cell>
              <table:table-cell office:value-type="float" office:value="0.005860568781">
                <text:p>0.005860568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.412731">
                <text:p>354.412731</text:p>
              </table:table-cell>
              <table:table-cell office:value-type="float" office:value="0.005974296739">
                <text:p>0.005974296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4.8069815">
                <text:p>354.8069815</text:p>
              </table:table-cell>
              <table:table-cell office:value-type="float" office:value="0.005974437976">
                <text:p>0.005974437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5.4640657">
                <text:p>355.4640657</text:p>
              </table:table-cell>
              <table:table-cell office:value-type="float" office:value="0.006032270876">
                <text:p>0.006032270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5.9897331">
                <text:p>355.9897331</text:p>
              </table:table-cell>
              <table:table-cell office:value-type="float" office:value="0.006090615606">
                <text:p>0.006090615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6.3839836">
                <text:p>356.3839836</text:p>
              </table:table-cell>
              <table:table-cell office:value-type="float" office:value="0.006149476194">
                <text:p>0.006149476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7.0410678">
                <text:p>357.0410678</text:p>
              </table:table-cell>
              <table:table-cell office:value-type="float" office:value="0.006149718493">
                <text:p>0.006149718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7.698152">
                <text:p>357.698152</text:p>
              </table:table-cell>
              <table:table-cell office:value-type="float" office:value="0.006149960802">
                <text:p>0.006149960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8.2238193">
                <text:p>358.2238193</text:p>
              </table:table-cell>
              <table:table-cell office:value-type="float" office:value="0.00597566217">
                <text:p>0.00597566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9.0123203">
                <text:p>359.0123203</text:p>
              </table:table-cell>
              <table:table-cell office:value-type="float" office:value="0.005806394919">
                <text:p>0.005806394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9.6694045">
                <text:p>359.6694045</text:p>
              </table:table-cell>
              <table:table-cell office:value-type="float" office:value="0.005696267149">
                <text:p>0.005696267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.5893224">
                <text:p>360.5893224</text:p>
              </table:table-cell>
              <table:table-cell office:value-type="float" office:value="0.00548210865">
                <text:p>0.00548210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.2464066">
                <text:p>361.2464066</text:p>
              </table:table-cell>
              <table:table-cell office:value-type="float" office:value="0.005275918565">
                <text:p>0.0052759185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.7720739">
                <text:p>361.7720739</text:p>
              </table:table-cell>
              <table:table-cell office:value-type="float" office:value="0.00517581136">
                <text:p>0.00517581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2.4291581">
                <text:p>362.4291581</text:p>
              </table:table-cell>
              <table:table-cell office:value-type="float" office:value="0.004981141561">
                <text:p>0.0049811415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2.9548255">
                <text:p>362.9548255</text:p>
              </table:table-cell>
              <table:table-cell office:value-type="float" office:value="0.004886627562">
                <text:p>0.004886627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3.349076">
                <text:p>363.349076</text:p>
              </table:table-cell>
              <table:table-cell office:value-type="float" office:value="0.004748096175">
                <text:p>0.0047480961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4.0061602">
                <text:p>364.0061602</text:p>
              </table:table-cell>
              <table:table-cell office:value-type="float" office:value="0.004613564735">
                <text:p>0.0046135647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4.7289528">
                <text:p>364.7289528</text:p>
              </table:table-cell>
              <table:table-cell office:value-type="float" office:value="0.00448286274">
                <text:p>0.00448286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5.4517454">
                <text:p>365.4517454</text:p>
              </table:table-cell>
              <table:table-cell office:value-type="float" office:value="0.004355863524">
                <text:p>0.004355863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.1088296">
                <text:p>366.1088296</text:p>
              </table:table-cell>
              <table:table-cell office:value-type="float" office:value="0.004232445512">
                <text:p>0.0042324455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6.5030801">
                <text:p>366.5030801</text:p>
              </table:table-cell>
              <table:table-cell office:value-type="float" office:value="0.004112459583">
                <text:p>0.0041124595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7.1601643">
                <text:p>367.1601643</text:p>
              </table:table-cell>
              <table:table-cell office:value-type="float" office:value="0.00399593812">
                <text:p>0.00399593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7.6858316">
                <text:p>367.6858316</text:p>
              </table:table-cell>
              <table:table-cell office:value-type="float" office:value="0.003882687553">
                <text:p>0.003882687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8.211499">
                <text:p>368.211499</text:p>
              </table:table-cell>
              <table:table-cell office:value-type="float" office:value="0.003736624578">
                <text:p>0.003736624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8.8685832">
                <text:p>368.8685832</text:p>
              </table:table-cell>
              <table:table-cell office:value-type="float" office:value="0.003630751937">
                <text:p>0.003630751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9.3942505">
                <text:p>369.3942505</text:p>
              </table:table-cell>
              <table:table-cell office:value-type="float" office:value="0.003561860724">
                <text:p>0.0035618607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9.9199179">
                <text:p>369.9199179</text:p>
              </table:table-cell>
              <table:table-cell office:value-type="float" office:value="0.003460912527">
                <text:p>0.0034609125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.4455852">
                <text:p>370.4455852</text:p>
              </table:table-cell>
              <table:table-cell office:value-type="float" office:value="0.003330716323">
                <text:p>0.0033307163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.8398357">
                <text:p>370.8398357</text:p>
              </table:table-cell>
              <table:table-cell office:value-type="float" office:value="0.003205392716">
                <text:p>0.003205392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1.2340862">
                <text:p>371.2340862</text:p>
              </table:table-cell>
              <table:table-cell office:value-type="float" office:value="0.003099618036">
                <text:p>0.003099618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1.7597536">
                <text:p>371.7597536</text:p>
              </table:table-cell>
              <table:table-cell office:value-type="float" office:value="0.002997357432">
                <text:p>0.002997357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2.2854209">
                <text:p>372.2854209</text:p>
              </table:table-cell>
              <table:table-cell office:value-type="float" office:value="0.002884599725">
                <text:p>0.002884599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2.8110883">
                <text:p>372.8110883</text:p>
              </table:table-cell>
              <table:table-cell office:value-type="float" office:value="0.002802846069">
                <text:p>0.0028028460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3.3367556">
                <text:p>373.3367556</text:p>
              </table:table-cell>
              <table:table-cell office:value-type="float" office:value="0.002723409426">
                <text:p>0.0027234094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3.9938398">
                <text:p>373.9938398</text:p>
              </table:table-cell>
              <table:table-cell office:value-type="float" office:value="0.002620978034">
                <text:p>0.002620978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.5195072">
                <text:p>374.5195072</text:p>
              </table:table-cell>
              <table:table-cell office:value-type="float" office:value="0.002522379359">
                <text:p>0.0025223793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4.9137577">
                <text:p>374.9137577</text:p>
              </table:table-cell>
              <table:table-cell office:value-type="float" office:value="0.002450872229">
                <text:p>0.002450872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5.3080082">
                <text:p>375.3080082</text:p>
              </table:table-cell>
              <table:table-cell office:value-type="float" office:value="0.002358654184">
                <text:p>0.002358654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5.9650924">
                <text:p>375.9650924</text:p>
              </table:table-cell>
              <table:table-cell office:value-type="float" office:value="0.002291824631">
                <text:p>0.0022918246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6.4907598">
                <text:p>376.4907598</text:p>
              </table:table-cell>
              <table:table-cell office:value-type="float" office:value="0.002226871063">
                <text:p>0.0022268710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7.0164271">
                <text:p>377.0164271</text:p>
              </table:table-cell>
              <table:table-cell office:value-type="float" office:value="0.002143098313">
                <text:p>0.0021430983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7.6735113">
                <text:p>377.6735113</text:p>
              </table:table-cell>
              <table:table-cell office:value-type="float" office:value="0.002062493266">
                <text:p>0.002062493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8.3305955">
                <text:p>378.3305955</text:p>
              </table:table-cell>
              <table:table-cell office:value-type="float" office:value="0.001994464532">
                <text:p>0.001994464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8.9876797">
                <text:p>378.9876797</text:p>
              </table:table-cell>
              <table:table-cell office:value-type="float" office:value="0.001910264167">
                <text:p>0.001910264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9.6447639">
                <text:p>379.6447639</text:p>
              </table:table-cell>
              <table:table-cell office:value-type="float" office:value="0.001838416351">
                <text:p>0.0018384163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0.3675565">
                <text:p>380.3675565</text:p>
              </table:table-cell>
              <table:table-cell office:value-type="float" office:value="0.001777785515">
                <text:p>0.001777785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.9589322">
                <text:p>380.9589322</text:p>
              </table:table-cell>
              <table:table-cell office:value-type="float" office:value="0.001719140733">
                <text:p>0.0017191407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1.6160164">
                <text:p>381.6160164</text:p>
              </table:table-cell>
              <table:table-cell office:value-type="float" office:value="0.001654481348">
                <text:p>0.0016544813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2.1416838">
                <text:p>382.1416838</text:p>
              </table:table-cell>
              <table:table-cell office:value-type="float" office:value="0.001615321219">
                <text:p>0.001615321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2.798768">
                <text:p>382.798768</text:p>
              </table:table-cell>
              <table:table-cell office:value-type="float" office:value="0.001577100404">
                <text:p>0.001577100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3.4558522">
                <text:p>383.4558522</text:p>
              </table:table-cell>
              <table:table-cell office:value-type="float" office:value="0.001532415212">
                <text:p>0.0015324152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4.1129363">
                <text:p>384.1129363</text:p>
              </table:table-cell>
              <table:table-cell office:value-type="float" office:value="0.001503350453">
                <text:p>0.0015033504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.7700205">
                <text:p>384.7700205</text:p>
              </table:table-cell>
              <table:table-cell office:value-type="float" office:value="0.001460754875">
                <text:p>0.001460754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5.4271047">
                <text:p>385.4271047</text:p>
              </table:table-cell>
              <table:table-cell office:value-type="float" office:value="0.001433049271">
                <text:p>0.0014330492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6.0841889">
                <text:p>386.0841889</text:p>
              </table:table-cell>
              <table:table-cell office:value-type="float" office:value="0.001405869149">
                <text:p>0.001405869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6.7412731">
                <text:p>386.7412731</text:p>
              </table:table-cell>
              <table:table-cell office:value-type="float" office:value="0.001379204543">
                <text:p>0.0013792045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7.3983573">
                <text:p>387.3983573</text:p>
              </table:table-cell>
              <table:table-cell office:value-type="float" office:value="0.001353045674">
                <text:p>0.001353045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7.9240246">
                <text:p>387.9240246</text:p>
              </table:table-cell>
              <table:table-cell office:value-type="float" office:value="0.001321020265">
                <text:p>0.0013210202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8.5811088">
                <text:p>388.5811088</text:p>
              </table:table-cell>
              <table:table-cell office:value-type="float" office:value="0.001283590787">
                <text:p>0.0012835907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9.238193">
                <text:p>389.238193</text:p>
              </table:table-cell>
              <table:table-cell office:value-type="float" office:value="0.00125321919">
                <text:p>0.001253219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9.8952772">
                <text:p>389.8952772</text:p>
              </table:table-cell>
              <table:table-cell office:value-type="float" office:value="0.001217710772">
                <text:p>0.0012177107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0.5523614">
                <text:p>390.5523614</text:p>
              </table:table-cell>
              <table:table-cell office:value-type="float" office:value="0.001183208441">
                <text:p>0.001183208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1.2094456">
                <text:p>391.2094456</text:p>
              </table:table-cell>
              <table:table-cell office:value-type="float" office:value="0.001144181806">
                <text:p>0.0011441818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1.8665298">
                <text:p>391.8665298</text:p>
              </table:table-cell>
              <table:table-cell office:value-type="float" office:value="0.001111762828">
                <text:p>0.0011117628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2.3921971">
                <text:p>392.3921971</text:p>
              </table:table-cell>
              <table:table-cell office:value-type="float" office:value="0.001069939379">
                <text:p>0.0010699393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2.9178645">
                <text:p>392.9178645</text:p>
              </table:table-cell>
              <table:table-cell office:value-type="float" office:value="0.001039615776">
                <text:p>0.0010396157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3.5092402">
                <text:p>393.5092402</text:p>
              </table:table-cell>
              <table:table-cell office:value-type="float" office:value="0.001005321402">
                <text:p>0.0010053214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4.100616">
                <text:p>394.100616</text:p>
              </table:table-cell>
              <table:table-cell office:value-type="float" office:value="0.0009768330129">
                <text:p>0.00097683301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4.7577002">
                <text:p>394.7577002</text:p>
              </table:table-cell>
              <table:table-cell office:value-type="float" office:value="0.0009400929016">
                <text:p>0.0009400929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5.349076">
                <text:p>395.349076</text:p>
              </table:table-cell>
              <table:table-cell office:value-type="float" office:value="0.0009047310746">
                <text:p>0.00090473107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.9404517">
                <text:p>395.9404517</text:p>
              </table:table-cell>
              <table:table-cell office:value-type="float" office:value="0.0008790931735">
                <text:p>0.0008790931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6.4661191">
                <text:p>396.4661191</text:p>
              </table:table-cell>
              <table:table-cell office:value-type="float" office:value="0.0008541784233">
                <text:p>0.00085417842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6.9917864">
                <text:p>396.9917864</text:p>
              </table:table-cell>
              <table:table-cell office:value-type="float" office:value="0.0008379709299">
                <text:p>0.00083797092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7.386037">
                <text:p>397.386037</text:p>
              </table:table-cell>
              <table:table-cell office:value-type="float" office:value="0.0008181304426">
                <text:p>0.00081813044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7.9117043">
                <text:p>397.9117043</text:p>
              </table:table-cell>
              <table:table-cell office:value-type="float" office:value="0.0007911392094">
                <text:p>0.00079113920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8.4373717">
                <text:p>398.4373717</text:p>
              </table:table-cell>
              <table:table-cell office:value-type="float" office:value="0.0007761278451">
                <text:p>0.00077612784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8.963039">
                <text:p>398.963039</text:p>
              </table:table-cell>
              <table:table-cell office:value-type="float" office:value="0.000761401312">
                <text:p>0.0007614013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.4887064">
                <text:p>399.4887064</text:p>
              </table:table-cell>
              <table:table-cell office:value-type="float" office:value="0.0007469542054">
                <text:p>0.00074695420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0.0143737">
                <text:p>400.0143737</text:p>
              </table:table-cell>
              <table:table-cell office:value-type="float" office:value="0.0007327812236">
                <text:p>0.00073278122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0.5400411">
                <text:p>400.5400411</text:p>
              </table:table-cell>
              <table:table-cell office:value-type="float" office:value="0.000712013162">
                <text:p>0.0007120131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1.0657084">
                <text:p>401.0657084</text:p>
              </table:table-cell>
              <table:table-cell office:value-type="float" office:value="0.0006985031642">
                <text:p>0.00069850316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1.5913758">
                <text:p>401.5913758</text:p>
              </table:table-cell>
              <table:table-cell office:value-type="float" office:value="0.0006852495101">
                <text:p>0.0006852495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2.24846">
                <text:p>402.24846</text:p>
              </table:table-cell>
              <table:table-cell office:value-type="float" office:value="0.0006722526331">
                <text:p>0.00067225263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2.7741273">
                <text:p>402.7741273</text:p>
              </table:table-cell>
              <table:table-cell office:value-type="float" office:value="0.0006626683083">
                <text:p>0.00066266830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3.2997947">
                <text:p>403.2997947</text:p>
              </table:table-cell>
              <table:table-cell office:value-type="float" office:value="0.0006532206275">
                <text:p>0.00065322062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3.9568789">
                <text:p>403.9568789</text:p>
              </table:table-cell>
              <table:table-cell office:value-type="float" office:value="0.0006470090202">
                <text:p>0.00064700902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4.613963">
                <text:p>404.613963</text:p>
              </table:table-cell>
              <table:table-cell office:value-type="float" office:value="0.0006408564804">
                <text:p>0.00064085648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5.2710472">
                <text:p>405.2710472</text:p>
              </table:table-cell>
              <table:table-cell office:value-type="float" office:value="0.0006347624463">
                <text:p>0.00063476244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5.7967146">
                <text:p>405.7967146</text:p>
              </table:table-cell>
              <table:table-cell office:value-type="float" office:value="0.0006347824547">
                <text:p>0.0006347824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6.3223819">
                <text:p>406.3223819</text:p>
              </table:table-cell>
              <table:table-cell office:value-type="float" office:value="0.0006348024638">
                <text:p>0.00063480246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6.8480493">
                <text:p>406.8480493</text:p>
              </table:table-cell>
              <table:table-cell office:value-type="float" office:value="0.0006348224735">
                <text:p>0.00063482247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7.5051335">
                <text:p>407.5051335</text:p>
              </table:table-cell>
              <table:table-cell office:value-type="float" office:value="0.0006348474866">
                <text:p>0.00063484748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8.1622177">
                <text:p>408.1622177</text:p>
              </table:table-cell>
              <table:table-cell office:value-type="float" office:value="0.0006348725006">
                <text:p>0.00063487250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.687885">
                <text:p>408.687885</text:p>
              </table:table-cell>
              <table:table-cell office:value-type="float" office:value="0.0006318541933">
                <text:p>0.00063185419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9.3449692">
                <text:p>409.3449692</text:p>
              </table:table-cell>
              <table:table-cell office:value-type="float" office:value="0.000628855191">
                <text:p>0.0006288551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0.0020534">
                <text:p>410.0020534</text:p>
              </table:table-cell>
              <table:table-cell office:value-type="float" office:value="0.0006288799689">
                <text:p>0.00062887996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0.6591376">
                <text:p>410.6591376</text:p>
              </table:table-cell>
              <table:table-cell office:value-type="float" office:value="0.0006228998219">
                <text:p>0.00062289982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1.3162218">
                <text:p>411.3162218</text:p>
              </table:table-cell>
              <table:table-cell office:value-type="float" office:value="0.0006169765413">
                <text:p>0.00061697654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1.8418891">
                <text:p>411.8418891</text:p>
              </table:table-cell>
              <table:table-cell office:value-type="float" office:value="0.0006111047708">
                <text:p>0.00061110477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2.3675565">
                <text:p>412.3675565</text:p>
              </table:table-cell>
              <table:table-cell office:value-type="float" office:value="0.0005995094457">
                <text:p>0.00059950944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3.0246407">
                <text:p>413.0246407</text:p>
              </table:table-cell>
              <table:table-cell office:value-type="float" office:value="0.0005881387692">
                <text:p>0.00058813876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.6817248">
                <text:p>413.6817248</text:p>
              </table:table-cell>
              <table:table-cell office:value-type="float" office:value="0.0005797582267">
                <text:p>0.00057975822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4.2073922">
                <text:p>414.2073922</text:p>
              </table:table-cell>
              <table:table-cell office:value-type="float" office:value="0.0005660358556">
                <text:p>0.00056603585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4.8644764">
                <text:p>414.8644764</text:p>
              </table:table-cell>
              <table:table-cell office:value-type="float" office:value="0.0005553000604">
                <text:p>0.00055530006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5.3901437">
                <text:p>415.3901437</text:p>
              </table:table-cell>
              <table:table-cell office:value-type="float" office:value="0.0005447635943">
                <text:p>0.00054476359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5.9158111">
                <text:p>415.9158111</text:p>
              </table:table-cell>
              <table:table-cell office:value-type="float" office:value="0.0005344270509">
                <text:p>0.00053442705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6.3100616">
                <text:p>416.3100616</text:p>
              </table:table-cell>
              <table:table-cell office:value-type="float" office:value="0.0005242825055">
                <text:p>0.00052428250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6.9014374">
                <text:p>416.9014374</text:p>
              </table:table-cell>
              <table:table-cell office:value-type="float" office:value="0.0005143366043">
                <text:p>0.00051433660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7.4928131">
                <text:p>417.4928131</text:p>
              </table:table-cell>
              <table:table-cell office:value-type="float" office:value="0.0005045793818">
                <text:p>0.00050457938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8.0184805">
                <text:p>418.0184805</text:p>
              </table:table-cell>
              <table:table-cell office:value-type="float" office:value="0.0004902788848">
                <text:p>0.00049027888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8.5441478">
                <text:p>418.5441478</text:p>
              </table:table-cell>
              <table:table-cell office:value-type="float" office:value="0.0004809761542">
                <text:p>0.00048097615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8.9383984">
                <text:p>418.9383984</text:p>
              </table:table-cell>
              <table:table-cell office:value-type="float" office:value="0.0004718462188">
                <text:p>0.00047184621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9.4640657">
                <text:p>419.4640657</text:p>
              </table:table-cell>
              <table:table-cell office:value-type="float" office:value="0.0004606780308">
                <text:p>0.00046067803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9.8583162">
                <text:p>419.8583162</text:p>
              </table:table-cell>
              <table:table-cell office:value-type="float" office:value="0.0004541065526">
                <text:p>0.00045410655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0.5154004">
                <text:p>420.5154004</text:p>
              </table:table-cell>
              <table:table-cell office:value-type="float" office:value="0.0004454936796">
                <text:p>0.00044549367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1.0410678">
                <text:p>421.0410678</text:p>
              </table:table-cell>
              <table:table-cell office:value-type="float" office:value="0.0004370407198">
                <text:p>0.00043704071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1.5667351">
                <text:p>421.5667351</text:p>
              </table:table-cell>
              <table:table-cell office:value-type="float" office:value="0.0004287481496">
                <text:p>0.00042874814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2.0924025">
                <text:p>422.0924025</text:p>
              </table:table-cell>
              <table:table-cell office:value-type="float" office:value="0.0004206129257">
                <text:p>0.00042061292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2.486653">
                <text:p>422.486653</text:p>
              </table:table-cell>
              <table:table-cell office:value-type="float" office:value="0.0004126288108">
                <text:p>0.00041262881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3.1437372">
                <text:p>423.1437372</text:p>
              </table:table-cell>
              <table:table-cell office:value-type="float" office:value="0.000404802631">
                <text:p>0.0004048026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3.6694045">
                <text:p>423.6694045</text:p>
              </table:table-cell>
              <table:table-cell office:value-type="float" office:value="0.0003990313484">
                <text:p>0.00039903134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4.3264887">
                <text:p>424.3264887</text:p>
              </table:table-cell>
              <table:table-cell office:value-type="float" office:value="0.0003933454468">
                <text:p>0.00039334544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4.8521561">
                <text:p>424.8521561</text:p>
              </table:table-cell>
              <table:table-cell office:value-type="float" office:value="0.0003896019751">
                <text:p>0.00038960197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5.5749487">
                <text:p>425.5749487</text:p>
              </table:table-cell>
              <table:table-cell office:value-type="float" office:value="0.0003858986915">
                <text:p>0.00038589869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6.0349076">
                <text:p>426.0349076</text:p>
              </table:table-cell>
              <table:table-cell office:value-type="float" office:value="0.0003822245846">
                <text:p>0.00038222458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6.5605749">
                <text:p>426.5605749</text:p>
              </table:table-cell>
              <table:table-cell office:value-type="float" office:value="0.0003859214993">
                <text:p>0.00038592149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7.0862423">
                <text:p>427.0862423</text:p>
              </table:table-cell>
              <table:table-cell office:value-type="float" office:value="0.0003822486814">
                <text:p>0.00038224868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7.6119097">
                <text:p>427.6119097</text:p>
              </table:table-cell>
              <table:table-cell office:value-type="float" office:value="0.0003822607303">
                <text:p>0.00038226073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8.137577">
                <text:p>428.137577</text:p>
              </table:table-cell>
              <table:table-cell office:value-type="float" office:value="0.0003859579945">
                <text:p>0.00038595799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8.6632444">
                <text:p>428.6632444</text:p>
              </table:table-cell>
              <table:table-cell office:value-type="float" office:value="0.0003934477478">
                <text:p>0.00039344774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9.3203285">
                <text:p>429.3203285</text:p>
              </table:table-cell>
              <table:table-cell office:value-type="float" office:value="0.000401086005">
                <text:p>0.0004010860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9.8459959">
                <text:p>429.8459959</text:p>
              </table:table-cell>
              <table:table-cell office:value-type="float" office:value="0.0004088693268">
                <text:p>0.00040886932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0.5030801">
                <text:p>430.5030801</text:p>
              </table:table-cell>
              <table:table-cell office:value-type="float" office:value="0.0004168069731">
                <text:p>0.00041680697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1.1601643">
                <text:p>431.1601643</text:p>
              </table:table-cell>
              <table:table-cell office:value-type="float" office:value="0.0004248987182">
                <text:p>0.00042489871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1.5544148">
                <text:p>431.5544148</text:p>
              </table:table-cell>
              <table:table-cell office:value-type="float" office:value="0.0004331407271">
                <text:p>0.00043314072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2.0800821">
                <text:p>432.0800821</text:p>
              </table:table-cell>
              <table:table-cell office:value-type="float" office:value="0.0004458027164">
                <text:p>0.00044580271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2.6057495">
                <text:p>432.6057495</text:p>
              </table:table-cell>
              <table:table-cell office:value-type="float" office:value="0.0004544537936">
                <text:p>0.00045445379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3.1314168">
                <text:p>433.1314168</text:p>
              </table:table-cell>
              <table:table-cell office:value-type="float" office:value="0.0004677388271">
                <text:p>0.00046773882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3.6570842">
                <text:p>433.6570842</text:p>
              </table:table-cell>
              <table:table-cell office:value-type="float" office:value="0.0004814122217">
                <text:p>0.00048141222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4.1827515">
                <text:p>434.1827515</text:p>
              </table:table-cell>
              <table:table-cell office:value-type="float" office:value="0.0004907543232">
                <text:p>0.0004907543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4.7084189">
                <text:p>434.7084189</text:p>
              </table:table-cell>
              <table:table-cell office:value-type="float" office:value="0.0005026833378">
                <text:p>0.00050268333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5.3655031">
                <text:p>435.3655031</text:p>
              </table:table-cell>
              <table:table-cell office:value-type="float" office:value="0.0005149063744">
                <text:p>0.00051490637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6.0225873">
                <text:p>436.0225873</text:p>
              </table:table-cell>
              <table:table-cell office:value-type="float" office:value="0.000524902587">
                <text:p>0.0005249025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6.6796715">
                <text:p>436.6796715</text:p>
              </table:table-cell>
              <table:table-cell office:value-type="float" office:value="0.0005350928626">
                <text:p>0.00053509286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7.2053388">
                <text:p>437.2053388</text:p>
              </table:table-cell>
              <table:table-cell office:value-type="float" office:value="0.0005402683346">
                <text:p>0.00054026833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7.862423">
                <text:p>437.862423</text:p>
              </table:table-cell>
              <table:table-cell office:value-type="float" office:value="0.000542887646">
                <text:p>0.0005428876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8.5195072">
                <text:p>438.5195072</text:p>
              </table:table-cell>
              <table:table-cell office:value-type="float" office:value="0.0005455196563">
                <text:p>0.00054551965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9.1765914">
                <text:p>439.1765914</text:p>
              </table:table-cell>
              <table:table-cell office:value-type="float" office:value="0.0005455411507">
                <text:p>0.00054554115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9.8336756">
                <text:p>439.8336756</text:p>
              </table:table-cell>
              <table:table-cell office:value-type="float" office:value="0.0005403534894">
                <text:p>0.00054035348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0.4907598">
                <text:p>440.4907598</text:p>
              </table:table-cell>
              <table:table-cell office:value-type="float" office:value="0.0005352151586">
                <text:p>0.00053521515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1.1478439">
                <text:p>441.1478439</text:p>
              </table:table-cell>
              <table:table-cell office:value-type="float" office:value="0.0005275887384">
                <text:p>0.00052758873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1.8049281">
                <text:p>441.8049281</text:p>
              </table:table-cell>
              <table:table-cell office:value-type="float" office:value="0.0005225717902">
                <text:p>0.00052257179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2.5277207">
                <text:p>442.5277207</text:p>
              </table:table-cell>
              <table:table-cell office:value-type="float" office:value="0.0005151275583">
                <text:p>0.00051512755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3.2505133">
                <text:p>443.2505133</text:p>
              </table:table-cell>
              <table:table-cell office:value-type="float" office:value="0.0005053593133">
                <text:p>0.00050535931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3.9075975">
                <text:p>443.9075975</text:p>
              </table:table-cell>
              <table:table-cell office:value-type="float" office:value="0.0005005537493">
                <text:p>0.00050055374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4.5646817">
                <text:p>444.5646817</text:p>
              </table:table-cell>
              <table:table-cell office:value-type="float" office:value="0.0004887099301">
                <text:p>0.00048870993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5.2217659">
                <text:p>445.2217659</text:p>
              </table:table-cell>
              <table:table-cell office:value-type="float" office:value="0.0004794407475">
                <text:p>0.00047944074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5.8788501">
                <text:p>445.8788501</text:p>
              </table:table-cell>
              <table:table-cell office:value-type="float" office:value="0.0004726090714">
                <text:p>0.00047260907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6.5359343">
                <text:p>446.5359343</text:p>
              </table:table-cell>
              <table:table-cell office:value-type="float" office:value="0.0004636452679">
                <text:p>0.00046364526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7.1930185">
                <text:p>447.1930185</text:p>
              </table:table-cell>
              <table:table-cell office:value-type="float" office:value="0.0004592363711">
                <text:p>0.00045923637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7.8501027">
                <text:p>447.8501027</text:p>
              </table:table-cell>
              <table:table-cell office:value-type="float" office:value="0.0004548693995">
                <text:p>0.00045486939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8.5071869">
                <text:p>448.5071869</text:p>
              </table:table-cell>
              <table:table-cell office:value-type="float" office:value="0.0004462420578">
                <text:p>0.00044624205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9.0328542">
                <text:p>449.0328542</text:p>
              </table:table-cell>
              <table:table-cell office:value-type="float" office:value="0.0004419951687">
                <text:p>0.00044199516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9.5585216">
                <text:p>449.5585216</text:p>
              </table:table-cell>
              <table:table-cell office:value-type="float" office:value="0.0004356936311">
                <text:p>0.00043569363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0.2156057">
                <text:p>450.2156057</text:p>
              </table:table-cell>
              <table:table-cell office:value-type="float" office:value="0.000429485319">
                <text:p>0.0004294853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1.0041068">
                <text:p>451.0041068</text:p>
              </table:table-cell>
              <table:table-cell office:value-type="float" office:value="0.000429505626">
                <text:p>0.0004295056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1.5297741">
                <text:p>451.5297741</text:p>
              </table:table-cell>
              <table:table-cell office:value-type="float" office:value="0.0004295191645">
                <text:p>0.00042951916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2.1868583">
                <text:p>452.1868583</text:p>
              </table:table-cell>
              <table:table-cell office:value-type="float" office:value="0.0004336769345">
                <text:p>0.00043367693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2.8439425">
                <text:p>452.8439425</text:p>
              </table:table-cell>
              <table:table-cell office:value-type="float" office:value="0.000437874952">
                <text:p>0.0004378749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3.5010267">
                <text:p>453.5010267</text:p>
              </table:table-cell>
              <table:table-cell office:value-type="float" office:value="0.0004463757034">
                <text:p>0.00044637570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4.1581109">
                <text:p>454.1581109</text:p>
              </table:table-cell>
              <table:table-cell office:value-type="float" office:value="0.0004550414855">
                <text:p>0.00045504148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4.6837782">
                <text:p>454.6837782</text:p>
              </table:table-cell>
              <table:table-cell office:value-type="float" office:value="0.000468343699">
                <text:p>0.0004683436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5.2094456">
                <text:p>455.2094456</text:p>
              </table:table-cell>
              <table:table-cell office:value-type="float" office:value="0.0004866817238">
                <text:p>0.00048668172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5.7351129">
                <text:p>455.7351129</text:p>
              </table:table-cell>
              <table:table-cell office:value-type="float" office:value="0.0005033175341">
                <text:p>0.00050331753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6.2607803">
                <text:p>456.2607803</text:p>
              </table:table-cell>
              <table:table-cell office:value-type="float" office:value="0.0005205219916">
                <text:p>0.00052052199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6.7864476">
                <text:p>456.7864476</text:p>
              </table:table-cell>
              <table:table-cell office:value-type="float" office:value="0.0005409030605">
                <text:p>0.00054090306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7.1806982">
                <text:p>457.1806982</text:p>
              </table:table-cell>
              <table:table-cell office:value-type="float" office:value="0.000562077722">
                <text:p>0.0005620777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7.5749487">
                <text:p>457.5749487</text:p>
              </table:table-cell>
              <table:table-cell office:value-type="float" office:value="0.0005868899049">
                <text:p>0.00058688990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8.100616">
                <text:p>458.100616</text:p>
              </table:table-cell>
              <table:table-cell office:value-type="float" office:value="0.0006187098002">
                <text:p>0.00061870980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8.4948665">
                <text:p>458.4948665</text:p>
              </table:table-cell>
              <table:table-cell office:value-type="float" office:value="0.0006491283778">
                <text:p>0.00064912837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8.889117">
                <text:p>458.889117</text:p>
              </table:table-cell>
              <table:table-cell office:value-type="float" office:value="0.0006810424704">
                <text:p>0.00068104247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9.1519507">
                <text:p>459.1519507</text:p>
              </table:table-cell>
              <table:table-cell office:value-type="float" office:value="0.0007214081434">
                <text:p>0.00072140814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9.5462012">
                <text:p>459.5462012</text:p>
              </table:table-cell>
              <table:table-cell office:value-type="float" office:value="0.0007568758368">
                <text:p>0.00075687583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9.9404517">
                <text:p>459.9404517</text:p>
              </table:table-cell>
              <table:table-cell office:value-type="float" office:value="0.000801742503">
                <text:p>0.0008017425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60.3347023">
                <text:p>460.3347023</text:p>
              </table:table-cell>
              <table:table-cell office:value-type="float" office:value="0.0008411597977">
                <text:p>0.00084115979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60.7289528">
                <text:p>460.7289528</text:p>
              </table:table-cell>
              <table:table-cell office:value-type="float" office:value="0.0008910227131">
                <text:p>0.00089102271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61.0574949">
                <text:p>461.0574949</text:p>
              </table:table-cell>
              <table:table-cell office:value-type="float" office:value="0.0009529365776">
                <text:p>0.00095293657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61.5174538">
                <text:p>461.5174538</text:p>
              </table:table-cell>
              <table:table-cell office:value-type="float" office:value="0.001019160638">
                <text:p>0.0010191606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61.7802875">
                <text:p>461.7802875</text:p>
              </table:table-cell>
              <table:table-cell office:value-type="float" office:value="0.001079566717">
                <text:p>0.0010795667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62.174538">
                <text:p>462.174538</text:p>
              </table:table-cell>
              <table:table-cell office:value-type="float" office:value="0.001154586354">
                <text:p>0.0011545863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2.5687885">
                <text:p>462.5687885</text:p>
              </table:table-cell>
              <table:table-cell office:value-type="float" office:value="0.001223028809">
                <text:p>0.0012230288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2.8973306">
                <text:p>462.8973306</text:p>
              </table:table-cell>
              <table:table-cell office:value-type="float" office:value="0.001314302225">
                <text:p>0.0013143022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3.0944559">
                <text:p>463.0944559</text:p>
              </table:table-cell>
              <table:table-cell office:value-type="float" office:value="0.001385533539">
                <text:p>0.0013855335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63.3572895">
                <text:p>463.3572895</text:p>
              </table:table-cell>
              <table:table-cell office:value-type="float" office:value="0.001467654693">
                <text:p>0.0014676546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3.75154">
                <text:p>463.75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64.0143737">
                <text:p>464.0143737</text:p>
              </table:table-cell>
              <table:table-cell office:value-type="float" office:value="0.001662676145">
                <text:p>0.0016626761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64.2772074">
                <text:p>464.2772074</text:p>
              </table:table-cell>
              <table:table-cell office:value-type="float" office:value="0.001778202339">
                <text:p>0.0017782023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64.6714579">
                <text:p>464.6714579</text:p>
              </table:table-cell>
              <table:table-cell office:value-type="float" office:value="0.00190177052">
                <text:p>0.001901770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64.9342916">
                <text:p>464.9342916</text:p>
              </table:table-cell>
              <table:table-cell office:value-type="float" office:value="0.002014489256">
                <text:p>0.0020144892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65.1971253">
                <text:p>465.1971253</text:p>
              </table:table-cell>
              <table:table-cell office:value-type="float" office:value="0.002133888879">
                <text:p>0.0021338888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5.4599589">
                <text:p>465.4599589</text:p>
              </table:table-cell>
              <table:table-cell office:value-type="float" office:value="0.002282155913">
                <text:p>0.0022821559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5.7227926">
                <text:p>465.7227926</text:p>
              </table:table-cell>
              <table:table-cell office:value-type="float" office:value="0.002440724849">
                <text:p>0.0024407248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65.9856263">
                <text:p>465.9856263</text:p>
              </table:table-cell>
              <table:table-cell office:value-type="float" office:value="0.002585387635">
                <text:p>0.0025853876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66.24846">
                <text:p>466.24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6.5112936">
                <text:p>466.5112936</text:p>
              </table:table-cell>
              <table:table-cell office:value-type="float" office:value="0.002873245201">
                <text:p>0.0028732452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6.7741273">
                <text:p>466.7741273</text:p>
              </table:table-cell>
              <table:table-cell office:value-type="float" office:value="0.003072884248">
                <text:p>0.0030728842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7.036961">
                <text:p>467.036961</text:p>
              </table:table-cell>
              <table:table-cell office:value-type="float" office:value="0.003286394632">
                <text:p>0.0032863946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7.2997947">
                <text:p>467.2997947</text:p>
              </table:table-cell>
              <table:table-cell office:value-type="float" office:value="0.00348118062">
                <text:p>0.003481180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7.5626283">
                <text:p>467.5626283</text:p>
              </table:table-cell>
              <table:table-cell office:value-type="float" office:value="0.003723060284">
                <text:p>0.0037230602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67.825462">
                <text:p>467.825462</text:p>
              </table:table-cell>
              <table:table-cell office:value-type="float" office:value="0.003943727629">
                <text:p>0.0039437276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8.0882957">
                <text:p>468.0882957</text:p>
              </table:table-cell>
              <table:table-cell office:value-type="float" office:value="0.00417747402">
                <text:p>0.004177474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8.3511294">
                <text:p>468.3511294</text:p>
              </table:table-cell>
              <table:table-cell office:value-type="float" office:value="0.004425074658">
                <text:p>0.0044250746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8.613963">
                <text:p>468.613963</text:p>
              </table:table-cell>
              <table:table-cell office:value-type="float" office:value="0.004732538041">
                <text:p>0.0047325380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68.8767967">
                <text:p>468.8767967</text:p>
              </table:table-cell>
              <table:table-cell office:value-type="float" office:value="0.00506136462">
                <text:p>0.005061364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9.1396304">
                <text:p>469.1396304</text:p>
              </table:table-cell>
              <table:table-cell office:value-type="float" office:value="0.005310162395">
                <text:p>0.0053101623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69.2710472">
                <text:p>469.2710472</text:p>
              </table:table-cell>
              <table:table-cell office:value-type="float" office:value="0.005624853623">
                <text:p>0.0056248536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69.6652977">
                <text:p>469.6652977</text:p>
              </table:table-cell>
              <table:table-cell office:value-type="float" office:value="0.006015727547">
                <text:p>0.0060157275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69.9281314">
                <text:p>469.9281314</text:p>
              </table:table-cell>
              <table:table-cell office:value-type="float" office:value="0.006433712799">
                <text:p>0.0064337127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70.1909651">
                <text:p>470.1909651</text:p>
              </table:table-cell>
              <table:table-cell office:value-type="float" office:value="0.006815041656">
                <text:p>0.0068150416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0.4537988">
                <text:p>470.4537988</text:p>
              </table:table-cell>
              <table:table-cell office:value-type="float" office:value="0.007218972033">
                <text:p>0.0072189720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0.7166324">
                <text:p>470.7166324</text:p>
              </table:table-cell>
              <table:table-cell office:value-type="float" office:value="0.007720561213">
                <text:p>0.0077205612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0.9794661">
                <text:p>470.9794661</text:p>
              </table:table-cell>
              <table:table-cell office:value-type="float" office:value="0.008336601623">
                <text:p>0.0083366016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71.3737166">
                <text:p>471.3737166</text:p>
              </table:table-cell>
              <table:table-cell office:value-type="float" office:value="0.008830785087">
                <text:p>0.0088307850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71.5051335">
                <text:p>471.5051335</text:p>
              </table:table-cell>
              <table:table-cell office:value-type="float" office:value="0.009399095692">
                <text:p>0.0093990956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1.7679671">
                <text:p>471.7679671</text:p>
              </table:table-cell>
              <table:table-cell office:value-type="float" office:value="0.009908538073">
                <text:p>0.0099085380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2.0965092">
                <text:p>472.0965092</text:p>
              </table:table-cell>
              <table:table-cell office:value-type="float" office:value="0.01064800235">
                <text:p>0.010648002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2.3593429">
                <text:p>472.3593429</text:p>
              </table:table-cell>
              <table:table-cell office:value-type="float" office:value="0.01122513698">
                <text:p>0.011225136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.687885">
                <text:p>472.687885</text:p>
              </table:table-cell>
              <table:table-cell office:value-type="float" office:value="0.01189050241">
                <text:p>0.011890502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2.9507187">
                <text:p>472.9507187</text:p>
              </table:table-cell>
              <table:table-cell office:value-type="float" office:value="0.01259525748">
                <text:p>0.012595257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3.0821355">
                <text:p>473.0821355</text:p>
              </table:table-cell>
              <table:table-cell office:value-type="float" office:value="0.01340583302">
                <text:p>0.013405833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3.3449692">
                <text:p>473.3449692</text:p>
              </table:table-cell>
              <table:table-cell office:value-type="float" office:value="0.01426868609">
                <text:p>0.014268686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3.6078029">
                <text:p>473.6078029</text:p>
              </table:table-cell>
              <table:table-cell office:value-type="float" office:value="0.0151143971">
                <text:p>0.01511439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3.8706366">
                <text:p>473.8706366</text:p>
              </table:table-cell>
              <table:table-cell office:value-type="float" office:value="0.01616457682">
                <text:p>0.016164576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74.1991786">
                <text:p>474.1991786</text:p>
              </table:table-cell>
              <table:table-cell office:value-type="float" office:value="0.01704078362">
                <text:p>0.017040783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74.4620123">
                <text:p>474.4620123</text:p>
              </table:table-cell>
              <table:table-cell office:value-type="float" office:value="0.01822481268">
                <text:p>0.018224812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74.724846">
                <text:p>474.724846</text:p>
              </table:table-cell>
              <table:table-cell office:value-type="float" office:value="0.01939783457">
                <text:p>0.019397834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74.9219713">
                <text:p>474.9219713</text:p>
              </table:table-cell>
              <table:table-cell office:value-type="float" office:value="0.0205474714">
                <text:p>0.02054747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75.3162218">
                <text:p>475.3162218</text:p>
              </table:table-cell>
              <table:table-cell office:value-type="float" office:value="0.02166133996">
                <text:p>0.021661339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75.5790554">
                <text:p>475.5790554</text:p>
              </table:table-cell>
              <table:table-cell office:value-type="float" office:value="0.02305555049">
                <text:p>0.023055550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75.8418891">
                <text:p>475.8418891</text:p>
              </table:table-cell>
              <table:table-cell office:value-type="float" office:value="0.02442206264">
                <text:p>0.024422062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76.1704312">
                <text:p>476.1704312</text:p>
              </table:table-cell>
              <table:table-cell office:value-type="float" office:value="0.02586967047">
                <text:p>0.025869670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76.4989733">
                <text:p>476.4989733</text:p>
              </table:table-cell>
              <table:table-cell office:value-type="float" office:value="0.02766725795">
                <text:p>0.027667257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76.761807">
                <text:p>476.761807</text:p>
              </table:table-cell>
              <table:table-cell office:value-type="float" office:value="0.02875011793">
                <text:p>0.028750117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7.0246407">
                <text:p>477.0246407</text:p>
              </table:table-cell>
              <table:table-cell office:value-type="float" office:value="0.03074773587">
                <text:p>0.030747735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77.1560575">
                <text:p>477.1560575</text:p>
              </table:table-cell>
              <table:table-cell office:value-type="float" office:value="0.03225892548">
                <text:p>0.032258925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77.2874743">
                <text:p>477.2874743</text:p>
              </table:table-cell>
              <table:table-cell office:value-type="float" office:value="0.03417065626">
                <text:p>0.034170656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77.550308">
                <text:p>477.550308</text:p>
              </table:table-cell>
              <table:table-cell office:value-type="float" office:value="0.03550805067">
                <text:p>0.035508050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77.8131417">
                <text:p>477.8131417</text:p>
              </table:table-cell>
              <table:table-cell office:value-type="float" office:value="0.03725349378">
                <text:p>0.037253493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78.2073922">
                <text:p>478.2073922</text:p>
              </table:table-cell>
              <table:table-cell office:value-type="float" office:value="0.03908504436">
                <text:p>0.039085044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78.4702259">
                <text:p>478.4702259</text:p>
              </table:table-cell>
              <table:table-cell office:value-type="float" office:value="0.04100631912">
                <text:p>0.041006319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78.8644764">
                <text:p>478.8644764</text:p>
              </table:table-cell>
              <table:table-cell office:value-type="float" office:value="0.04302237559">
                <text:p>0.043022375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79.1273101">
                <text:p>479.1273101</text:p>
              </table:table-cell>
              <table:table-cell office:value-type="float" office:value="0.04557232984">
                <text:p>0.045572329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79.3901437">
                <text:p>479.3901437</text:p>
              </table:table-cell>
              <table:table-cell office:value-type="float" office:value="0.04735597072">
                <text:p>0.047355970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79.4558522">
                <text:p>479.4558522</text:p>
              </table:table-cell>
              <table:table-cell office:value-type="float" office:value="0.04968322605">
                <text:p>0.049683226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79.6529774">
                <text:p>479.6529774</text:p>
              </table:table-cell>
              <table:table-cell office:value-type="float" office:value="0.05212526245">
                <text:p>0.052125262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79.9158111">
                <text:p>479.9158111</text:p>
              </table:table-cell>
              <table:table-cell office:value-type="float" office:value="0.05468754561">
                <text:p>0.054687545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80">
                <text:p>48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